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500" table:default-cell-style-name="Default"/>
        <table:table-row table:style-name="ro1">
          <table:table-cell table:number-columns-repeated="7"/>
          <table:table-cell table:style-name="Default"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94" office:value-type="float" office:value="549">
            <text:p>549</text:p>
          </table:table-cell>
          <table:table-cell table:number-columns-repeated="3" office:value-type="float" office:value="507">
            <text:p>507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23" office:value-type="float" office:value="572">
            <text:p>572</text:p>
          </table:table-cell>
          <table:table-cell table:number-columns-repeated="57" office:value-type="float" office:value="562">
            <text:p>562</text:p>
          </table:table-cell>
          <table:table-cell table:number-columns-repeated="17" office:value-type="float" office:value="506">
            <text:p>506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94" office:value-type="float" office:value="402">
            <text:p>402</text:p>
          </table:table-cell>
          <table:table-cell table:number-columns-repeated="3" office:value-type="float" office:value="370">
            <text:p>370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25" office:value-type="float" office:value="412">
            <text:p>412</text:p>
          </table:table-cell>
          <table:table-cell table:number-columns-repeated="68" office:value-type="float" office:value="404">
            <text:p>404</text:p>
          </table:table-cell>
          <table:table-cell table:number-columns-repeated="2" office:value-type="float" office:value="388">
            <text:p>388</text:p>
          </table:table-cell>
          <table:table-cell office:value-type="float" office:value="350">
            <text:p>350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43" office:value-type="float" office:value="429">
            <text:p>429</text:p>
          </table:table-cell>
          <table:table-cell table:number-columns-repeated="48" office:value-type="float" office:value="391">
            <text:p>391</text:p>
          </table:table-cell>
          <table:table-cell table:number-columns-repeated="2" office:value-type="float" office:value="360">
            <text:p>360</text:p>
          </table:table-cell>
          <table:table-cell table:number-columns-repeated="2" office:value-type="float" office:value="342">
            <text:p>342</text:p>
          </table:table-cell>
          <table:table-cell table:number-columns-repeated="2" office:value-type="float" office:value="323">
            <text:p>323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412" office:value-type="float" office:value="825">
            <text:p>825</text:p>
          </table:table-cell>
          <table:table-cell table:number-columns-repeated="17" office:value-type="float" office:value="790">
            <text:p>790</text:p>
          </table:table-cell>
          <table:table-cell table:number-columns-repeated="62" office:value-type="float" office:value="745">
            <text:p>745</text:p>
          </table:table-cell>
          <table:table-cell table:number-columns-repeated="4" office:value-type="float" office:value="668">
            <text:p>668</text:p>
          </table:table-cell>
          <table:table-cell table:number-columns-repeated="2" office:value-type="float" office:value="635">
            <text:p>635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708">
            <text:p>708</text:p>
          </table:table-cell>
          <table:table-cell office:value-type="float" office:value="707">
            <text:p>707</text:p>
          </table:table-cell>
          <table:table-cell table:formula="of:=[.I8]-[.H8]" office:value-type="float" office:value="-1">
            <text:p>-1</text:p>
          </table:table-cell>
          <table:table-cell table:formula="of:=ABS([.J8])/[.I8]" office:value-type="float" office:value="0.00141442715700141">
            <text:p>0.0014144272</text:p>
          </table:table-cell>
          <table:table-cell table:number-columns-repeated="364" office:value-type="float" office:value="707">
            <text:p>707</text:p>
          </table:table-cell>
          <table:table-cell table:number-columns-repeated="78" office:value-type="float" office:value="699">
            <text:p>699</text:p>
          </table:table-cell>
          <table:table-cell table:number-columns-repeated="43" office:value-type="float" office:value="641">
            <text:p>641</text:p>
          </table:table-cell>
          <table:table-cell table:number-columns-repeated="9" office:value-type="float" office:value="586">
            <text:p>586</text:p>
          </table:table-cell>
          <table:table-cell table:number-columns-repeated="3" office:value-type="float" office:value="533">
            <text:p>533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53" office:value-type="float" office:value="553">
            <text:p>553</text:p>
          </table:table-cell>
          <table:table-cell table:number-columns-repeated="125" office:value-type="float" office:value="550">
            <text:p>550</text:p>
          </table:table-cell>
          <table:table-cell table:number-columns-repeated="244" office:value-type="float" office:value="543">
            <text:p>543</text:p>
          </table:table-cell>
          <table:table-cell table:number-columns-repeated="53" office:value-type="float" office:value="512">
            <text:p>512</text:p>
          </table:table-cell>
          <table:table-cell table:number-columns-repeated="20" office:value-type="float" office:value="501">
            <text:p>501</text:p>
          </table:table-cell>
          <table:table-cell table:number-columns-repeated="2" office:value-type="float" office:value="420">
            <text:p>420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300" office:value-type="float" office:value="903">
            <text:p>903</text:p>
          </table:table-cell>
          <table:table-cell table:number-columns-repeated="162" office:value-type="float" office:value="885">
            <text:p>885</text:p>
          </table:table-cell>
          <table:table-cell table:number-columns-repeated="26" office:value-type="float" office:value="785">
            <text:p>785</text:p>
          </table:table-cell>
          <table:table-cell table:number-columns-repeated="6" office:value-type="float" office:value="743">
            <text:p>743</text:p>
          </table:table-cell>
          <table:table-cell table:number-columns-repeated="3" office:value-type="float" office:value="602">
            <text:p>602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142" office:value-type="float" office:value="453">
            <text:p>453</text:p>
          </table:table-cell>
          <table:table-cell table:number-columns-repeated="219" office:value-type="float" office:value="451">
            <text:p>451</text:p>
          </table:table-cell>
          <table:table-cell table:number-columns-repeated="39" office:value-type="float" office:value="448">
            <text:p>448</text:p>
          </table:table-cell>
          <table:table-cell table:number-columns-repeated="90" office:value-type="float" office:value="427">
            <text:p>427</text:p>
          </table:table-cell>
          <table:table-cell table:number-columns-repeated="7" office:value-type="float" office:value="406">
            <text:p>406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965">
            <text:p>965</text:p>
          </table:table-cell>
          <table:table-cell office:value-type="float" office:value="949">
            <text:p>949</text:p>
          </table:table-cell>
          <table:table-cell table:formula="of:=[.I12]-[.H12]" office:value-type="float" office:value="-16">
            <text:p>-16</text:p>
          </table:table-cell>
          <table:table-cell table:formula="of:=ABS([.J12])/[.I12]" office:value-type="float" office:value="0.0168598524762908">
            <text:p>0.0168598525</text:p>
          </table:table-cell>
          <table:table-cell table:number-columns-repeated="445" office:value-type="float" office:value="949">
            <text:p>949</text:p>
          </table:table-cell>
          <table:table-cell table:number-columns-repeated="13" office:value-type="float" office:value="917">
            <text:p>917</text:p>
          </table:table-cell>
          <table:table-cell table:number-columns-repeated="14" office:value-type="float" office:value="831">
            <text:p>831</text:p>
          </table:table-cell>
          <table:table-cell table:number-columns-repeated="9" office:value-type="float" office:value="786">
            <text:p>786</text:p>
          </table:table-cell>
          <table:table-cell table:number-columns-repeated="16" office:value-type="float" office:value="775">
            <text:p>775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975">
            <text:p>975</text:p>
          </table:table-cell>
          <table:table-cell office:value-type="float" office:value="946">
            <text:p>946</text:p>
          </table:table-cell>
          <table:table-cell table:formula="of:=[.I13]-[.H13]" office:value-type="float" office:value="-29">
            <text:p>-29</text:p>
          </table:table-cell>
          <table:table-cell table:formula="of:=ABS([.J13])/[.I13]" office:value-type="float" office:value="0.0306553911205074">
            <text:p>0.0306553911</text:p>
          </table:table-cell>
          <table:table-cell table:number-columns-repeated="255" office:value-type="float" office:value="946">
            <text:p>946</text:p>
          </table:table-cell>
          <table:table-cell table:number-columns-repeated="53" office:value-type="float" office:value="897">
            <text:p>897</text:p>
          </table:table-cell>
          <table:table-cell table:number-columns-repeated="39" office:value-type="float" office:value="892">
            <text:p>892</text:p>
          </table:table-cell>
          <table:table-cell table:number-columns-repeated="12" office:value-type="float" office:value="874">
            <text:p>874</text:p>
          </table:table-cell>
          <table:table-cell table:number-columns-repeated="16" office:value-type="float" office:value="871">
            <text:p>871</text:p>
          </table:table-cell>
          <table:table-cell table:number-columns-repeated="43" office:value-type="float" office:value="837">
            <text:p>837</text:p>
          </table:table-cell>
          <table:table-cell table:number-columns-repeated="6" office:value-type="float" office:value="819">
            <text:p>819</text:p>
          </table:table-cell>
          <table:table-cell table:number-columns-repeated="48" office:value-type="float" office:value="802">
            <text:p>802</text:p>
          </table:table-cell>
          <table:table-cell table:number-columns-repeated="5" office:value-type="float" office:value="778">
            <text:p>778</text:p>
          </table:table-cell>
          <table:table-cell office:value-type="float" office:value="771">
            <text:p>771</text:p>
          </table:table-cell>
          <table:table-cell table:number-columns-repeated="13" office:value-type="float" office:value="745">
            <text:p>745</text:p>
          </table:table-cell>
          <table:table-cell table:number-columns-repeated="5" office:value-type="float" office:value="634">
            <text:p>634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8">
            <text:p>1008</text:p>
          </table:table-cell>
          <table:table-cell office:value-type="float" office:value="974">
            <text:p>974</text:p>
          </table:table-cell>
          <table:table-cell table:formula="of:=[.I14]-[.H14]" office:value-type="float" office:value="-34">
            <text:p>-34</text:p>
          </table:table-cell>
          <table:table-cell table:formula="of:=ABS([.J14])/[.I14]" office:value-type="float" office:value="0.0349075975359343">
            <text:p>0.0349075975</text:p>
          </table:table-cell>
          <table:table-cell table:number-columns-repeated="231" office:value-type="float" office:value="974">
            <text:p>974</text:p>
          </table:table-cell>
          <table:table-cell table:number-columns-repeated="65" office:value-type="float" office:value="923">
            <text:p>923</text:p>
          </table:table-cell>
          <table:table-cell table:number-columns-repeated="169" office:value-type="float" office:value="911">
            <text:p>911</text:p>
          </table:table-cell>
          <table:table-cell table:number-columns-repeated="15" office:value-type="float" office:value="805">
            <text:p>805</text:p>
          </table:table-cell>
          <table:table-cell office:value-type="float" office:value="793">
            <text:p>793</text:p>
          </table:table-cell>
          <table:table-cell table:number-columns-repeated="13" office:value-type="float" office:value="792">
            <text:p>792</text:p>
          </table:table-cell>
          <table:table-cell table:number-columns-repeated="3" office:value-type="float" office:value="768">
            <text:p>768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float" office:value="891">
            <text:p>891</text:p>
          </table:table-cell>
          <table:table-cell office:value-type="float" office:value="870">
            <text:p>870</text:p>
          </table:table-cell>
          <table:table-cell table:formula="of:=[.I15]-[.H15]" office:value-type="float" office:value="-21">
            <text:p>-21</text:p>
          </table:table-cell>
          <table:table-cell table:formula="of:=ABS([.J15])/[.I15]" office:value-type="float" office:value="0.0241379310344828">
            <text:p>0.024137931</text:p>
          </table:table-cell>
          <table:table-cell table:number-columns-repeated="287" office:value-type="float" office:value="870">
            <text:p>870</text:p>
          </table:table-cell>
          <table:table-cell table:number-columns-repeated="9" office:value-type="float" office:value="830">
            <text:p>830</text:p>
          </table:table-cell>
          <table:table-cell table:number-columns-repeated="98" office:value-type="float" office:value="826">
            <text:p>826</text:p>
          </table:table-cell>
          <table:table-cell table:number-columns-repeated="2" office:value-type="float" office:value="802">
            <text:p>802</text:p>
          </table:table-cell>
          <table:table-cell table:number-columns-repeated="76" office:value-type="float" office:value="772">
            <text:p>772</text:p>
          </table:table-cell>
          <table:table-cell table:number-columns-repeated="20" office:value-type="float" office:value="690">
            <text:p>690</text:p>
          </table:table-cell>
          <table:table-cell table:number-columns-repeated="3" office:value-type="float" office:value="658">
            <text:p>658</text:p>
          </table:table-cell>
          <table:table-cell office:value-type="float" office:value="541">
            <text:p>54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995">
            <text:p>995</text:p>
          </table:table-cell>
          <table:table-cell office:value-type="float" office:value="964">
            <text:p>964</text:p>
          </table:table-cell>
          <table:table-cell table:formula="of:=[.I16]-[.H16]" office:value-type="float" office:value="-31">
            <text:p>-31</text:p>
          </table:table-cell>
          <table:table-cell table:formula="of:=ABS([.J16])/[.I16]" office:value-type="float" office:value="0.0321576763485477">
            <text:p>0.0321576763</text:p>
          </table:table-cell>
          <table:table-cell table:number-columns-repeated="315" office:value-type="float" office:value="964">
            <text:p>964</text:p>
          </table:table-cell>
          <table:table-cell table:number-columns-repeated="39" office:value-type="float" office:value="913">
            <text:p>913</text:p>
          </table:table-cell>
          <table:table-cell table:number-columns-repeated="79" office:value-type="float" office:value="892">
            <text:p>892</text:p>
          </table:table-cell>
          <table:table-cell table:number-columns-repeated="53" office:value-type="float" office:value="881">
            <text:p>881</text:p>
          </table:table-cell>
          <table:table-cell table:number-columns-repeated="11" office:value-type="float" office:value="719">
            <text:p>719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912">
            <text:p>912</text:p>
          </table:table-cell>
          <table:table-cell office:value-type="float" office:value="878">
            <text:p>878</text:p>
          </table:table-cell>
          <table:table-cell table:formula="of:=[.I17]-[.H17]" office:value-type="float" office:value="-34">
            <text:p>-34</text:p>
          </table:table-cell>
          <table:table-cell table:formula="of:=ABS([.J17])/[.I17]" office:value-type="float" office:value="0.0387243735763098">
            <text:p>0.0387243736</text:p>
          </table:table-cell>
          <table:table-cell table:number-columns-repeated="187" office:value-type="float" office:value="878">
            <text:p>878</text:p>
          </table:table-cell>
          <table:table-cell table:number-columns-repeated="69" office:value-type="float" office:value="857">
            <text:p>857</text:p>
          </table:table-cell>
          <table:table-cell table:number-columns-repeated="35" office:value-type="float" office:value="837">
            <text:p>837</text:p>
          </table:table-cell>
          <table:table-cell table:number-columns-repeated="124" office:value-type="float" office:value="826">
            <text:p>826</text:p>
          </table:table-cell>
          <table:table-cell table:number-columns-repeated="8" office:value-type="float" office:value="806">
            <text:p>806</text:p>
          </table:table-cell>
          <table:table-cell table:number-columns-repeated="38" office:value-type="float" office:value="801">
            <text:p>801</text:p>
          </table:table-cell>
          <table:table-cell table:number-columns-repeated="10" office:value-type="float" office:value="766">
            <text:p>766</text:p>
          </table:table-cell>
          <table:table-cell table:number-columns-repeated="3" office:value-type="float" office:value="724">
            <text:p>724</text:p>
          </table:table-cell>
          <table:table-cell table:number-columns-repeated="23" office:value-type="float" office:value="717">
            <text:p>717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1346">
            <text:p>1346</text:p>
          </table:table-cell>
          <table:table-cell office:value-type="float" office:value="1204">
            <text:p>1204</text:p>
          </table:table-cell>
          <table:table-cell table:formula="of:=[.I18]-[.H18]" office:value-type="float" office:value="-142">
            <text:p>-142</text:p>
          </table:table-cell>
          <table:table-cell table:formula="of:=ABS([.J18])/[.I18]" office:value-type="float" office:value="0.117940199335548">
            <text:p>0.1179401993</text:p>
          </table:table-cell>
          <table:table-cell table:number-columns-repeated="424" office:value-type="float" office:value="1204">
            <text:p>1204</text:p>
          </table:table-cell>
          <table:table-cell table:number-columns-repeated="43" office:value-type="float" office:value="1072">
            <text:p>1072</text:p>
          </table:table-cell>
          <table:table-cell table:number-columns-repeated="2" office:value-type="float" office:value="1053">
            <text:p>1053</text:p>
          </table:table-cell>
          <table:table-cell table:number-columns-repeated="16" office:value-type="float" office:value="1026">
            <text:p>1026</text:p>
          </table:table-cell>
          <table:table-cell table:number-columns-repeated="10" office:value-type="float" office:value="998">
            <text:p>998</text:p>
          </table:table-cell>
          <table:table-cell table:number-columns-repeated="2" office:value-type="float" office:value="868">
            <text:p>868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office:value-type="float" office:value="1180">
            <text:p>1180</text:p>
          </table:table-cell>
          <table:table-cell office:value-type="float" office:value="1144">
            <text:p>1144</text:p>
          </table:table-cell>
          <table:table-cell table:formula="of:=[.I19]-[.H19]" office:value-type="float" office:value="-36">
            <text:p>-36</text:p>
          </table:table-cell>
          <table:table-cell table:formula="of:=ABS([.J19])/[.I19]" office:value-type="float" office:value="0.0314685314685315">
            <text:p>0.0314685315</text:p>
          </table:table-cell>
          <table:table-cell table:number-columns-repeated="162" office:value-type="float" office:value="1144">
            <text:p>1144</text:p>
          </table:table-cell>
          <table:table-cell table:number-columns-repeated="141" office:value-type="float" office:value="1139">
            <text:p>1139</text:p>
          </table:table-cell>
          <table:table-cell table:number-columns-repeated="12" office:value-type="float" office:value="1071">
            <text:p>1071</text:p>
          </table:table-cell>
          <table:table-cell table:number-columns-repeated="113" office:value-type="float" office:value="1015">
            <text:p>1015</text:p>
          </table:table-cell>
          <table:table-cell table:number-columns-repeated="5" office:value-type="float" office:value="946">
            <text:p>946</text:p>
          </table:table-cell>
          <table:table-cell table:number-columns-repeated="18" office:value-type="float" office:value="925">
            <text:p>925</text:p>
          </table:table-cell>
          <table:table-cell table:number-columns-repeated="15" office:value-type="float" office:value="880">
            <text:p>880</text:p>
          </table:table-cell>
          <table:table-cell table:number-columns-repeated="4" office:value-type="float" office:value="869">
            <text:p>869</text:p>
          </table:table-cell>
          <table:table-cell table:number-columns-repeated="24" office:value-type="float" office:value="784">
            <text:p>784</text:p>
          </table:table-cell>
          <table:table-cell office:value-type="float" office:value="763">
            <text:p>763</text:p>
          </table:table-cell>
          <table:table-cell table:number-columns-repeated="2" office:value-type="float" office:value="638">
            <text:p>638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office:value-type="float" office:value="1273">
            <text:p>1273</text:p>
          </table:table-cell>
          <table:table-cell office:value-type="float" office:value="1138">
            <text:p>1138</text:p>
          </table:table-cell>
          <table:table-cell table:formula="of:=[.I20]-[.H20]" office:value-type="float" office:value="-135">
            <text:p>-135</text:p>
          </table:table-cell>
          <table:table-cell table:formula="of:=ABS([.J20])/[.I20]" office:value-type="float" office:value="0.118629173989455">
            <text:p>0.118629174</text:p>
          </table:table-cell>
          <table:table-cell table:number-columns-repeated="460" office:value-type="float" office:value="1138">
            <text:p>1138</text:p>
          </table:table-cell>
          <table:table-cell table:number-columns-repeated="19" office:value-type="float" office:value="1074">
            <text:p>1074</text:p>
          </table:table-cell>
          <table:table-cell table:number-columns-repeated="5" office:value-type="float" office:value="989">
            <text:p>989</text:p>
          </table:table-cell>
          <table:table-cell table:number-columns-repeated="13" office:value-type="float" office:value="980">
            <text:p>980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1252">
            <text:p>1252</text:p>
          </table:table-cell>
          <table:table-cell office:value-type="float" office:value="1145">
            <text:p>1145</text:p>
          </table:table-cell>
          <table:table-cell table:formula="of:=[.I21]-[.H21]" office:value-type="float" office:value="-107">
            <text:p>-107</text:p>
          </table:table-cell>
          <table:table-cell table:formula="of:=ABS([.J21])/[.I21]" office:value-type="float" office:value="0.0934497816593887">
            <text:p>0.0934497817</text:p>
          </table:table-cell>
          <table:table-cell table:number-columns-repeated="445" office:value-type="float" office:value="1145">
            <text:p>1145</text:p>
          </table:table-cell>
          <table:table-cell table:number-columns-repeated="5" office:value-type="float" office:value="1081">
            <text:p>1081</text:p>
          </table:table-cell>
          <table:table-cell table:number-columns-repeated="11" office:value-type="float" office:value="1047">
            <text:p>1047</text:p>
          </table:table-cell>
          <table:table-cell table:number-columns-repeated="17" office:value-type="float" office:value="861">
            <text:p>861</text:p>
          </table:table-cell>
          <table:table-cell table:number-columns-repeated="9" office:value-type="float" office:value="858">
            <text:p>858</text:p>
          </table:table-cell>
          <table:table-cell table:number-columns-repeated="8" office:value-type="float" office:value="837">
            <text:p>837</text:p>
          </table:table-cell>
          <table:table-cell table:number-columns-repeated="2" office:value-type="float" office:value="793">
            <text:p>793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89" office:value-type="float" office:value="158">
            <text:p>158</text:p>
          </table:table-cell>
          <table:table-cell table:number-columns-repeated="5" office:value-type="float" office:value="144">
            <text:p>144</text:p>
          </table:table-cell>
          <table:table-cell table:number-columns-repeated="3" office:value-type="float" office:value="135">
            <text:p>135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42" office:value-type="float" office:value="287">
            <text:p>287</text:p>
          </table:table-cell>
          <table:table-cell table:number-columns-repeated="18" office:value-type="float" office:value="275">
            <text:p>275</text:p>
          </table:table-cell>
          <table:table-cell table:number-columns-repeated="27" office:value-type="float" office:value="272">
            <text:p>272</text:p>
          </table:table-cell>
          <table:table-cell table:number-columns-repeated="4" office:value-type="float" office:value="267">
            <text:p>267</text:p>
          </table:table-cell>
          <table:table-cell table:number-columns-repeated="5" office:value-type="float" office:value="214">
            <text:p>214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75" office:value-type="float" office:value="363">
            <text:p>363</text:p>
          </table:table-cell>
          <table:table-cell table:number-columns-repeated="4" office:value-type="float" office:value="352">
            <text:p>352</text:p>
          </table:table-cell>
          <table:table-cell table:number-columns-repeated="15" office:value-type="float" office:value="331">
            <text:p>331</text:p>
          </table:table-cell>
          <table:table-cell table:number-columns-repeated="2" office:value-type="float" office:value="297">
            <text:p>29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94" office:value-type="float" office:value="245">
            <text:p>245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78" office:value-type="float" office:value="442">
            <text:p>442</text:p>
          </table:table-cell>
          <table:table-cell office:value-type="float" office:value="409">
            <text:p>409</text:p>
          </table:table-cell>
          <table:table-cell table:number-columns-repeated="18" office:value-type="float" office:value="395">
            <text:p>395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83" office:value-type="float" office:value="481">
            <text:p>481</text:p>
          </table:table-cell>
          <table:table-cell table:number-columns-repeated="5" office:value-type="float" office:value="436">
            <text:p>436</text:p>
          </table:table-cell>
          <table:table-cell table:number-columns-repeated="5" office:value-type="float" office:value="428">
            <text:p>428</text:p>
          </table:table-cell>
          <table:table-cell table:number-columns-repeated="3" office:value-type="float" office:value="390">
            <text:p>3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56">
            <text:p>556</text:p>
          </table:table-cell>
          <table:table-cell office:value-type="float" office:value="519">
            <text:p>519</text:p>
          </table:table-cell>
          <table:table-cell table:formula="of:=[.I32]-[.H32]" office:value-type="float" office:value="-37">
            <text:p>-37</text:p>
          </table:table-cell>
          <table:table-cell table:formula="of:=ABS([.J32])/[.I32]" office:value-type="float" office:value="0.0712909441233141">
            <text:p>0.0712909441</text:p>
          </table:table-cell>
          <table:table-cell table:number-columns-repeated="404" office:value-type="float" office:value="519">
            <text:p>519</text:p>
          </table:table-cell>
          <table:table-cell table:number-columns-repeated="13" office:value-type="float" office:value="515">
            <text:p>515</text:p>
          </table:table-cell>
          <table:table-cell table:number-columns-repeated="11" office:value-type="float" office:value="474">
            <text:p>474</text:p>
          </table:table-cell>
          <table:table-cell table:number-columns-repeated="67" office:value-type="float" office:value="434">
            <text:p>434</text:p>
          </table:table-cell>
          <table:table-cell table:number-columns-repeated="2" office:value-type="float" office:value="358">
            <text:p>358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325" office:value-type="float" office:value="567">
            <text:p>567</text:p>
          </table:table-cell>
          <table:table-cell table:number-columns-repeated="105" office:value-type="float" office:value="566">
            <text:p>566</text:p>
          </table:table-cell>
          <table:table-cell table:number-columns-repeated="16" office:value-type="float" office:value="537">
            <text:p>537</text:p>
          </table:table-cell>
          <table:table-cell table:number-columns-repeated="46" office:value-type="float" office:value="488">
            <text:p>488</text:p>
          </table:table-cell>
          <table:table-cell table:number-columns-repeated="5" office:value-type="float" office:value="484">
            <text:p>484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466" office:value-type="float" office:value="612">
            <text:p>612</text:p>
          </table:table-cell>
          <table:table-cell table:number-columns-repeated="3" office:value-type="float" office:value="527">
            <text:p>527</text:p>
          </table:table-cell>
          <table:table-cell table:number-columns-repeated="10" office:value-type="float" office:value="513">
            <text:p>513</text:p>
          </table:table-cell>
          <table:table-cell table:number-columns-repeated="12" office:value-type="float" office:value="444">
            <text:p>444</text:p>
          </table:table-cell>
          <table:table-cell table:number-columns-repeated="6" office:value-type="float" office:value="434">
            <text:p>434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47">
            <text:p>647</text:p>
          </table:table-cell>
          <table:table-cell office:value-type="float" office:value="642">
            <text:p>642</text:p>
          </table:table-cell>
          <table:table-cell table:formula="of:=[.I35]-[.H35]" office:value-type="float" office:value="-5">
            <text:p>-5</text:p>
          </table:table-cell>
          <table:table-cell table:formula="of:=ABS([.J35])/[.I35]" office:value-type="float" office:value="0.00778816199376947">
            <text:p>0.007788162</text:p>
          </table:table-cell>
          <table:table-cell table:number-columns-repeated="39" office:value-type="float" office:value="642">
            <text:p>642</text:p>
          </table:table-cell>
          <table:table-cell table:number-columns-repeated="119" office:value-type="float" office:value="637">
            <text:p>637</text:p>
          </table:table-cell>
          <table:table-cell table:number-columns-repeated="131" office:value-type="float" office:value="610">
            <text:p>610</text:p>
          </table:table-cell>
          <table:table-cell table:number-columns-repeated="44" office:value-type="float" office:value="595">
            <text:p>595</text:p>
          </table:table-cell>
          <table:table-cell table:number-columns-repeated="41" office:value-type="float" office:value="587">
            <text:p>587</text:p>
          </table:table-cell>
          <table:table-cell table:number-columns-repeated="28" office:value-type="float" office:value="582">
            <text:p>582</text:p>
          </table:table-cell>
          <table:table-cell table:number-columns-repeated="16" office:value-type="float" office:value="541">
            <text:p>541</text:p>
          </table:table-cell>
          <table:table-cell table:number-columns-repeated="2" office:value-type="float" office:value="522">
            <text:p>522</text:p>
          </table:table-cell>
          <table:table-cell table:number-columns-repeated="70" office:value-type="float" office:value="514">
            <text:p>514</text:p>
          </table:table-cell>
          <table:table-cell table:number-columns-repeated="5" office:value-type="float" office:value="273">
            <text:p>273</text:p>
          </table:table-cell>
          <table:table-cell table:number-columns-repeated="2" office:value-type="float" office:value="524">
            <text:p>524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480" office:value-type="float" office:value="699">
            <text:p>699</text:p>
          </table:table-cell>
          <table:table-cell table:number-columns-repeated="16" office:value-type="float" office:value="609">
            <text:p>609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983">
            <text:p>983</text:p>
          </table:table-cell>
          <table:table-cell table:formula="of:=[.I37]-[.H37]" office:value-type="float" office:value="0">
            <text:p>0</text:p>
          </table:table-cell>
          <table:table-cell table:formula="of:=ABS([.J37])/[.I37]" office:value-type="float" office:value="0">
            <text:p>0</text:p>
          </table:table-cell>
          <table:table-cell table:number-columns-repeated="308" office:value-type="float" office:value="983">
            <text:p>983</text:p>
          </table:table-cell>
          <table:table-cell table:number-columns-repeated="107" office:value-type="float" office:value="959">
            <text:p>959</text:p>
          </table:table-cell>
          <table:table-cell table:number-columns-repeated="5" office:value-type="float" office:value="859">
            <text:p>859</text:p>
          </table:table-cell>
          <table:table-cell table:number-columns-repeated="34" office:value-type="float" office:value="837">
            <text:p>837</text:p>
          </table:table-cell>
          <table:table-cell table:number-columns-repeated="30" office:value-type="float" office:value="799">
            <text:p>799</text:p>
          </table:table-cell>
          <table:table-cell table:number-columns-repeated="10" office:value-type="float" office:value="726">
            <text:p>726</text:p>
          </table:table-cell>
          <table:table-cell office:value-type="float" office:value="651">
            <text:p>651</text:p>
          </table:table-cell>
          <table:table-cell table:number-columns-repeated="2" office:value-type="float" office:value="591">
            <text:p>591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768">
            <text:p>768</text:p>
          </table:table-cell>
          <table:table-cell table:formula="of:=[.I38]-[.H38]" office:value-type="float" office:value="0">
            <text:p>0</text:p>
          </table:table-cell>
          <table:table-cell table:formula="of:=ABS([.J38])/[.I38]" office:value-type="float" office:value="0">
            <text:p>0</text:p>
          </table:table-cell>
          <table:table-cell table:number-columns-repeated="444" office:value-type="float" office:value="768">
            <text:p>768</text:p>
          </table:table-cell>
          <table:table-cell table:number-columns-repeated="6" office:value-type="float" office:value="764">
            <text:p>764</text:p>
          </table:table-cell>
          <table:table-cell table:number-columns-repeated="19" office:value-type="float" office:value="733">
            <text:p>733</text:p>
          </table:table-cell>
          <table:table-cell table:number-columns-repeated="11" office:value-type="float" office:value="640">
            <text:p>640</text:p>
          </table:table-cell>
          <table:table-cell table:number-columns-repeated="9" office:value-type="float" office:value="433">
            <text:p>433</text:p>
          </table:table-cell>
          <table:table-cell table:number-columns-repeated="2" office:value-type="float" office:value="765">
            <text:p>765</text:p>
          </table:table-cell>
          <table:table-cell table:number-columns-repeated="4" office:value-type="float" office:value="702">
            <text:p>702</text:p>
          </table:table-cell>
          <table:table-cell table:number-columns-repeated="2" office:value-type="float" office:value="682">
            <text:p>682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930">
            <text:p>930</text:p>
          </table:table-cell>
          <table:table-cell table:formula="of:=[.I39]-[.H39]" office:value-type="float" office:value="0">
            <text:p>0</text:p>
          </table:table-cell>
          <table:table-cell table:formula="of:=ABS([.J39])/[.I39]" office:value-type="float" office:value="0">
            <text:p>0</text:p>
          </table:table-cell>
          <table:table-cell table:number-columns-repeated="302" office:value-type="float" office:value="930">
            <text:p>930</text:p>
          </table:table-cell>
          <table:table-cell table:number-columns-repeated="2" office:value-type="float" office:value="790">
            <text:p>790</text:p>
          </table:table-cell>
          <table:table-cell table:number-columns-repeated="36" office:value-type="float" office:value="774">
            <text:p>774</text:p>
          </table:table-cell>
          <table:table-cell table:number-columns-repeated="36" office:value-type="float" office:value="766">
            <text:p>766</text:p>
          </table:table-cell>
          <table:table-cell table:number-columns-repeated="3" office:value-type="float" office:value="712">
            <text:p>712</text:p>
          </table:table-cell>
          <table:table-cell table:number-columns-repeated="4" office:value-type="float" office:value="688">
            <text:p>688</text:p>
          </table:table-cell>
          <table:table-cell table:number-columns-repeated="46" office:value-type="float" office:value="686">
            <text:p>686</text:p>
          </table:table-cell>
          <table:table-cell table:number-columns-repeated="54" office:value-type="float" office:value="682">
            <text:p>682</text:p>
          </table:table-cell>
          <table:table-cell table:number-columns-repeated="6" office:value-type="float" office:value="576">
            <text:p>576</text:p>
          </table:table-cell>
          <table:table-cell table:number-columns-repeated="2" office:value-type="float" office:value="530">
            <text:p>530</text:p>
          </table:table-cell>
          <table:table-cell table:number-columns-repeated="6" office:value-type="float" office:value="521">
            <text:p>521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63">
            <text:p>663</text:p>
          </table:table-cell>
          <table:table-cell office:value-type="float" office:value="650">
            <text:p>650</text:p>
          </table:table-cell>
          <table:table-cell table:formula="of:=[.I40]-[.H40]" office:value-type="float" office:value="-13">
            <text:p>-13</text:p>
          </table:table-cell>
          <table:table-cell table:formula="of:=ABS([.J40])/[.I40]" office:value-type="float" office:value="0.02">
            <text:p>0.02</text:p>
          </table:table-cell>
          <table:table-cell table:number-columns-repeated="271" office:value-type="float" office:value="650">
            <text:p>650</text:p>
          </table:table-cell>
          <table:table-cell table:number-columns-repeated="60" office:value-type="float" office:value="638">
            <text:p>638</text:p>
          </table:table-cell>
          <table:table-cell table:number-columns-repeated="8" office:value-type="float" office:value="625">
            <text:p>625</text:p>
          </table:table-cell>
          <table:table-cell table:number-columns-repeated="75" office:value-type="float" office:value="604">
            <text:p>604</text:p>
          </table:table-cell>
          <table:table-cell table:number-columns-repeated="34" office:value-type="float" office:value="413">
            <text:p>413</text:p>
          </table:table-cell>
          <table:table-cell table:number-columns-repeated="23" office:value-type="float" office:value="387">
            <text:p>387</text:p>
          </table:table-cell>
          <table:table-cell table:number-columns-repeated="5" office:value-type="float" office:value="279">
            <text:p>279</text:p>
          </table:table-cell>
          <table:table-cell table:number-columns-repeated="4" office:value-type="float" office:value="261">
            <text:p>261</text:p>
          </table:table-cell>
          <table:table-cell table:number-columns-repeated="2" office:value-type="float" office:value="208">
            <text:p>208</text:p>
          </table:table-cell>
          <table:table-cell table:number-columns-repeated="2" office:value-type="float" office:value="183">
            <text:p>183</text:p>
          </table:table-cell>
          <table:table-cell table:number-columns-repeated="2" office:value-type="float" office:value="598">
            <text:p>598</text:p>
          </table:table-cell>
          <table:table-cell table:number-columns-repeated="4" office:value-type="float" office:value="595">
            <text:p>595</text:p>
          </table:table-cell>
          <table:table-cell table:number-columns-repeated="2" office:value-type="float" office:value="563">
            <text:p>563</text:p>
          </table:table-cell>
          <table:table-cell table:number-columns-repeated="3" office:value-type="float" office:value="551">
            <text:p>551</text:p>
          </table:table-cell>
          <table:table-cell table:number-columns-repeated="2" office:value-type="float" office:value="520">
            <text:p>520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963">
            <text:p>963</text:p>
          </table:table-cell>
          <table:table-cell table:formula="of:=[.I41]-[.H41]" office:value-type="float" office:value="0">
            <text:p>0</text:p>
          </table:table-cell>
          <table:table-cell table:formula="of:=ABS([.J41])/[.I41]" office:value-type="float" office:value="0">
            <text:p>0</text:p>
          </table:table-cell>
          <table:table-cell table:number-columns-repeated="28" office:value-type="float" office:value="963">
            <text:p>963</text:p>
          </table:table-cell>
          <table:table-cell table:number-columns-repeated="215" office:value-type="float" office:value="946">
            <text:p>946</text:p>
          </table:table-cell>
          <table:table-cell table:number-columns-repeated="51" office:value-type="float" office:value="909">
            <text:p>909</text:p>
          </table:table-cell>
          <table:table-cell table:number-columns-repeated="15" office:value-type="float" office:value="896">
            <text:p>896</text:p>
          </table:table-cell>
          <table:table-cell table:number-columns-repeated="49" office:value-type="float" office:value="878">
            <text:p>878</text:p>
          </table:table-cell>
          <table:table-cell table:number-columns-repeated="88" office:value-type="float" office:value="844">
            <text:p>844</text:p>
          </table:table-cell>
          <table:table-cell office:value-type="float" office:value="733">
            <text:p>733</text:p>
          </table:table-cell>
          <table:table-cell table:number-columns-repeated="3" office:value-type="float" office:value="711">
            <text:p>711</text:p>
          </table:table-cell>
          <table:table-cell table:number-columns-repeated="10" office:value-type="float" office:value="701">
            <text:p>701</text:p>
          </table:table-cell>
          <table:table-cell table:number-columns-repeated="5" office:value-type="float" office:value="690">
            <text:p>690</text:p>
          </table:table-cell>
          <table:table-cell table:number-columns-repeated="22" office:value-type="float" office:value="635">
            <text:p>635</text:p>
          </table:table-cell>
          <table:table-cell table:number-columns-repeated="8" office:value-type="float" office:value="507">
            <text:p>507</text:p>
          </table:table-cell>
          <table:table-cell table:number-columns-repeated="2" office:value-type="float" office:value="766">
            <text:p>766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3">
            <text:p>1063</text:p>
          </table:table-cell>
          <table:table-cell office:value-type="float" office:value="906">
            <text:p>906</text:p>
          </table:table-cell>
          <table:table-cell table:formula="of:=[.I42]-[.H42]" office:value-type="float" office:value="-157">
            <text:p>-157</text:p>
          </table:table-cell>
          <table:table-cell table:formula="of:=ABS([.J42])/[.I42]" office:value-type="float" office:value="0.173289183222958">
            <text:p>0.1732891832</text:p>
          </table:table-cell>
          <table:table-cell table:number-columns-repeated="244" office:value-type="float" office:value="906">
            <text:p>906</text:p>
          </table:table-cell>
          <table:table-cell table:number-columns-repeated="20" office:value-type="float" office:value="900">
            <text:p>900</text:p>
          </table:table-cell>
          <table:table-cell table:number-columns-repeated="10" office:value-type="float" office:value="881">
            <text:p>881</text:p>
          </table:table-cell>
          <table:table-cell table:number-columns-repeated="54" office:value-type="float" office:value="859">
            <text:p>859</text:p>
          </table:table-cell>
          <table:table-cell table:number-columns-repeated="6" office:value-type="float" office:value="822">
            <text:p>822</text:p>
          </table:table-cell>
          <table:table-cell table:number-columns-repeated="49" office:value-type="float" office:value="760">
            <text:p>760</text:p>
          </table:table-cell>
          <table:table-cell table:number-columns-repeated="38" office:value-type="float" office:value="542">
            <text:p>542</text:p>
          </table:table-cell>
          <table:table-cell table:number-columns-repeated="71" office:value-type="float" office:value="535">
            <text:p>535</text:p>
          </table:table-cell>
          <table:table-cell table:number-columns-repeated="5" office:value-type="float" office:value="406">
            <text:p>406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11">
            <text:p>811</text:p>
          </table:table-cell>
          <table:table-cell office:value-type="float" office:value="788">
            <text:p>788</text:p>
          </table:table-cell>
          <table:table-cell table:formula="of:=[.I43]-[.H43]" office:value-type="float" office:value="-23">
            <text:p>-23</text:p>
          </table:table-cell>
          <table:table-cell table:formula="of:=ABS([.J43])/[.I43]" office:value-type="float" office:value="0.0291878172588832">
            <text:p>0.0291878173</text:p>
          </table:table-cell>
          <table:table-cell table:number-columns-repeated="50" office:value-type="float" office:value="788">
            <text:p>788</text:p>
          </table:table-cell>
          <table:table-cell table:number-columns-repeated="62" office:value-type="float" office:value="733">
            <text:p>733</text:p>
          </table:table-cell>
          <table:table-cell table:number-columns-repeated="187" office:value-type="float" office:value="709">
            <text:p>709</text:p>
          </table:table-cell>
          <table:table-cell table:number-columns-repeated="49" office:value-type="float" office:value="686">
            <text:p>686</text:p>
          </table:table-cell>
          <table:table-cell table:number-columns-repeated="111" office:value-type="float" office:value="656">
            <text:p>656</text:p>
          </table:table-cell>
          <table:table-cell table:number-columns-repeated="7" office:value-type="float" office:value="607">
            <text:p>607</text:p>
          </table:table-cell>
          <table:table-cell table:number-columns-repeated="17" office:value-type="float" office:value="531">
            <text:p>531</text:p>
          </table:table-cell>
          <table:table-cell table:number-columns-repeated="6" office:value-type="float" office:value="508">
            <text:p>508</text:p>
          </table:table-cell>
          <table:table-cell table:number-columns-repeated="5" office:value-type="float" office:value="425">
            <text:p>425</text:p>
          </table:table-cell>
          <table:table-cell table:number-columns-repeated="3" office:value-type="float" office:value="659">
            <text:p>659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15">
            <text:p>1115</text:p>
          </table:table-cell>
          <table:table-cell office:value-type="float" office:value="1065">
            <text:p>1065</text:p>
          </table:table-cell>
          <table:table-cell table:formula="of:=[.I44]-[.H44]" office:value-type="float" office:value="-50">
            <text:p>-50</text:p>
          </table:table-cell>
          <table:table-cell table:formula="of:=ABS([.J44])/[.I44]" office:value-type="float" office:value="0.0469483568075117">
            <text:p>0.0469483568</text:p>
          </table:table-cell>
          <table:table-cell table:number-columns-repeated="48" office:value-type="float" office:value="1065">
            <text:p>1065</text:p>
          </table:table-cell>
          <table:table-cell table:number-columns-repeated="218" office:value-type="float" office:value="975">
            <text:p>975</text:p>
          </table:table-cell>
          <table:table-cell table:number-columns-repeated="162" office:value-type="float" office:value="884">
            <text:p>884</text:p>
          </table:table-cell>
          <table:table-cell table:number-columns-repeated="32" office:value-type="float" office:value="877">
            <text:p>877</text:p>
          </table:table-cell>
          <table:table-cell table:number-columns-repeated="9" office:value-type="float" office:value="1010">
            <text:p>1010</text:p>
          </table:table-cell>
          <table:table-cell table:number-columns-repeated="28" office:value-type="float" office:value="1007">
            <text:p>1007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408">
            <text:p>1408</text:p>
          </table:table-cell>
          <table:table-cell office:value-type="float" office:value="1294">
            <text:p>1294</text:p>
          </table:table-cell>
          <table:table-cell table:formula="of:=[.I45]-[.H45]" office:value-type="float" office:value="-114">
            <text:p>-114</text:p>
          </table:table-cell>
          <table:table-cell table:formula="of:=ABS([.J45])/[.I45]" office:value-type="float" office:value="0.0880989180834621">
            <text:p>0.0880989181</text:p>
          </table:table-cell>
          <table:table-cell table:number-columns-repeated="194" office:value-type="float" office:value="1294">
            <text:p>1294</text:p>
          </table:table-cell>
          <table:table-cell table:number-columns-repeated="57" office:value-type="float" office:value="1234">
            <text:p>1234</text:p>
          </table:table-cell>
          <table:table-cell table:number-columns-repeated="20" office:value-type="float" office:value="1180">
            <text:p>1180</text:p>
          </table:table-cell>
          <table:table-cell table:number-columns-repeated="144" office:value-type="float" office:value="1166">
            <text:p>1166</text:p>
          </table:table-cell>
          <table:table-cell table:number-columns-repeated="60" office:value-type="float" office:value="1084">
            <text:p>1084</text:p>
          </table:table-cell>
          <table:table-cell table:number-columns-repeated="20" office:value-type="float" office:value="999">
            <text:p>999</text:p>
          </table:table-cell>
          <table:table-cell table:number-columns-repeated="2" office:value-type="float" office:value="982">
            <text:p>982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312">
            <text:p>1312</text:p>
          </table:table-cell>
          <table:table-cell office:value-type="float" office:value="1204">
            <text:p>1204</text:p>
          </table:table-cell>
          <table:table-cell table:formula="of:=[.I46]-[.H46]" office:value-type="float" office:value="-108">
            <text:p>-108</text:p>
          </table:table-cell>
          <table:table-cell table:formula="of:=ABS([.J46])/[.I46]" office:value-type="float" office:value="0.0897009966777409">
            <text:p>0.0897009967</text:p>
          </table:table-cell>
          <table:table-cell table:number-columns-repeated="218" office:value-type="float" office:value="1204">
            <text:p>1204</text:p>
          </table:table-cell>
          <table:table-cell table:number-columns-repeated="110" office:value-type="float" office:value="1156">
            <text:p>1156</text:p>
          </table:table-cell>
          <table:table-cell table:number-columns-repeated="69" office:value-type="float" office:value="1142">
            <text:p>1142</text:p>
          </table:table-cell>
          <table:table-cell table:number-columns-repeated="5" office:value-type="float" office:value="1140">
            <text:p>1140</text:p>
          </table:table-cell>
          <table:table-cell table:number-columns-repeated="10" office:value-type="float" office:value="1057">
            <text:p>1057</text:p>
          </table:table-cell>
          <table:table-cell table:number-columns-repeated="27" office:value-type="float" office:value="981">
            <text:p>981</text:p>
          </table:table-cell>
          <table:table-cell table:number-columns-repeated="7" office:value-type="float" office:value="947">
            <text:p>947</text:p>
          </table:table-cell>
          <table:table-cell table:number-columns-repeated="6" office:value-type="float" office:value="942">
            <text:p>942</text:p>
          </table:table-cell>
          <table:table-cell table:number-columns-repeated="10" office:value-type="float" office:value="920">
            <text:p>920</text:p>
          </table:table-cell>
          <table:table-cell table:number-columns-repeated="18" office:value-type="float" office:value="909">
            <text:p>909</text:p>
          </table:table-cell>
          <table:table-cell table:number-columns-repeated="12" office:value-type="float" office:value="881">
            <text:p>881</text:p>
          </table:table-cell>
          <table:table-cell table:number-columns-repeated="4" office:value-type="float" office:value="876">
            <text:p>876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6" office:value-type="float" office:value="300">
            <text:p>300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4" office:value-type="float" office:value="330">
            <text:p>330</text:p>
          </table:table-cell>
          <table:table-cell table:number-columns-repeated="3" office:value-type="float" office:value="281">
            <text:p>281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80" office:value-type="float" office:value="499">
            <text:p>499</text:p>
          </table:table-cell>
          <table:table-cell table:number-columns-repeated="13" office:value-type="float" office:value="401">
            <text:p>401</text:p>
          </table:table-cell>
          <table:table-cell office:value-type="float" office:value="313">
            <text:p>313</text:p>
          </table:table-cell>
          <table:table-cell table:number-columns-repeated="3" office:value-type="float" office:value="304">
            <text:p>304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41" office:value-type="float" office:value="381">
            <text:p>381</text:p>
          </table:table-cell>
          <table:table-cell table:number-columns-repeated="56" office:value-type="float" office:value="249">
            <text:p>249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371" office:value-type="float" office:value="392">
            <text:p>392</text:p>
          </table:table-cell>
          <table:table-cell table:number-columns-repeated="109" office:value-type="float" office:value="362">
            <text:p>362</text:p>
          </table:table-cell>
          <table:table-cell table:number-columns-repeated="14" office:value-type="float" office:value="281">
            <text:p>281</text:p>
          </table:table-cell>
          <table:table-cell table:number-columns-repeated="2" office:value-type="float" office:value="487">
            <text:p>487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77" office:value-type="float" office:value="569">
            <text:p>569</text:p>
          </table:table-cell>
          <table:table-cell table:number-columns-repeated="7" office:value-type="float" office:value="480">
            <text:p>480</text:p>
          </table:table-cell>
          <table:table-cell table:number-columns-repeated="11" office:value-type="float" office:value="398">
            <text:p>398</text:p>
          </table:table-cell>
          <table:table-cell table:number-columns-repeated="2" office:value-type="float" office:value="359">
            <text:p>359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79" office:value-type="float" office:value="479">
            <text:p>479</text:p>
          </table:table-cell>
          <table:table-cell office:value-type="float" office:value="469">
            <text:p>469</text:p>
          </table:table-cell>
          <table:table-cell table:number-columns-repeated="10" office:value-type="float" office:value="430">
            <text:p>430</text:p>
          </table:table-cell>
          <table:table-cell table:number-columns-repeated="2" office:value-type="float" office:value="335">
            <text:p>335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458" office:value-type="float" office:value="574">
            <text:p>574</text:p>
          </table:table-cell>
          <table:table-cell table:number-columns-repeated="16" office:value-type="float" office:value="509">
            <text:p>509</text:p>
          </table:table-cell>
          <table:table-cell table:number-columns-repeated="9" office:value-type="float" office:value="499">
            <text:p>499</text:p>
          </table:table-cell>
          <table:table-cell table:number-columns-repeated="14" office:value-type="float" office:value="408">
            <text:p>408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402" office:value-type="float" office:value="694">
            <text:p>694</text:p>
          </table:table-cell>
          <table:table-cell table:number-columns-repeated="28" office:value-type="float" office:value="605">
            <text:p>605</text:p>
          </table:table-cell>
          <table:table-cell table:number-columns-repeated="18" office:value-type="float" office:value="587">
            <text:p>587</text:p>
          </table:table-cell>
          <table:table-cell table:number-columns-repeated="7" office:value-type="float" office:value="564">
            <text:p>564</text:p>
          </table:table-cell>
          <table:table-cell table:number-columns-repeated="7" office:value-type="float" office:value="498">
            <text:p>498</text:p>
          </table:table-cell>
          <table:table-cell table:number-columns-repeated="13" office:value-type="float" office:value="489">
            <text:p>489</text:p>
          </table:table-cell>
          <table:table-cell table:number-columns-repeated="13" office:value-type="float" office:value="474">
            <text:p>474</text:p>
          </table:table-cell>
          <table:table-cell table:number-columns-repeated="4" office:value-type="float" office:value="399">
            <text:p>399</text:p>
          </table:table-cell>
          <table:table-cell office:value-type="float" office:value="663">
            <text:p>663</text:p>
          </table:table-cell>
          <table:table-cell table:number-columns-repeated="4" office:value-type="float" office:value="645">
            <text:p>645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29">
            <text:p>529</text:p>
          </table:table-cell>
          <table:table-cell office:value-type="float" office:value="522">
            <text:p>522</text:p>
          </table:table-cell>
          <table:table-cell table:formula="of:=[.I59]-[.H59]" office:value-type="float" office:value="-7">
            <text:p>-7</text:p>
          </table:table-cell>
          <table:table-cell table:formula="of:=ABS([.J59])/[.I59]" office:value-type="float" office:value="0.0134099616858238">
            <text:p>0.0134099617</text:p>
          </table:table-cell>
          <table:table-cell table:number-columns-repeated="436" office:value-type="float" office:value="522">
            <text:p>522</text:p>
          </table:table-cell>
          <table:table-cell table:number-columns-repeated="41" office:value-type="float" office:value="474">
            <text:p>474</text:p>
          </table:table-cell>
          <table:table-cell table:number-columns-repeated="6" office:value-type="float" office:value="459">
            <text:p>459</text:p>
          </table:table-cell>
          <table:table-cell table:number-columns-repeated="5" office:value-type="float" office:value="451">
            <text:p>451</text:p>
          </table:table-cell>
          <table:table-cell table:number-columns-repeated="9" office:value-type="float" office:value="439">
            <text:p>439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391">
            <text:p>391</text:p>
          </table:table-cell>
          <table:table-cell office:value-type="float" office:value="385">
            <text:p>385</text:p>
          </table:table-cell>
          <table:table-cell table:formula="of:=[.I60]-[.H60]" office:value-type="float" office:value="-6">
            <text:p>-6</text:p>
          </table:table-cell>
          <table:table-cell table:formula="of:=ABS([.J60])/[.I60]" office:value-type="float" office:value="0.0155844155844156">
            <text:p>0.0155844156</text:p>
          </table:table-cell>
          <table:table-cell table:number-columns-repeated="385" office:value-type="float" office:value="385">
            <text:p>385</text:p>
          </table:table-cell>
          <table:table-cell table:number-columns-repeated="24" office:value-type="float" office:value="367">
            <text:p>367</text:p>
          </table:table-cell>
          <table:table-cell table:number-columns-repeated="7" office:value-type="float" office:value="355">
            <text:p>355</text:p>
          </table:table-cell>
          <table:table-cell table:number-columns-repeated="74" office:value-type="float" office:value="349">
            <text:p>349</text:p>
          </table:table-cell>
          <table:table-cell table:number-columns-repeated="7" office:value-type="float" office:value="171">
            <text:p>171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341" office:value-type="float" office:value="407">
            <text:p>407</text:p>
          </table:table-cell>
          <table:table-cell table:number-columns-repeated="111" office:value-type="float" office:value="400">
            <text:p>400</text:p>
          </table:table-cell>
          <table:table-cell table:number-columns-repeated="11" office:value-type="float" office:value="368">
            <text:p>368</text:p>
          </table:table-cell>
          <table:table-cell table:number-columns-repeated="10" office:value-type="float" office:value="361">
            <text:p>361</text:p>
          </table:table-cell>
          <table:table-cell table:number-columns-repeated="21" office:value-type="float" office:value="343">
            <text:p>343</text:p>
          </table:table-cell>
          <table:table-cell table:number-columns-repeated="2" office:value-type="float" office:value="319">
            <text:p>319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900">
            <text:p>900</text:p>
          </table:table-cell>
          <table:table-cell office:value-type="float" office:value="849">
            <text:p>849</text:p>
          </table:table-cell>
          <table:table-cell table:formula="of:=[.I62]-[.H62]" office:value-type="float" office:value="-51">
            <text:p>-51</text:p>
          </table:table-cell>
          <table:table-cell table:formula="of:=ABS([.J62])/[.I62]" office:value-type="float" office:value="0.0600706713780919">
            <text:p>0.0600706714</text:p>
          </table:table-cell>
          <table:table-cell table:number-columns-repeated="351" office:value-type="float" office:value="849">
            <text:p>849</text:p>
          </table:table-cell>
          <table:table-cell table:number-columns-repeated="63" office:value-type="float" office:value="671">
            <text:p>671</text:p>
          </table:table-cell>
          <table:table-cell table:number-columns-repeated="6" office:value-type="float" office:value="526">
            <text:p>526</text:p>
          </table:table-cell>
          <table:table-cell table:number-columns-repeated="16" office:value-type="float" office:value="849">
            <text:p>849</text:p>
          </table:table-cell>
          <table:table-cell table:number-columns-repeated="58" office:value-type="float" office:value="838">
            <text:p>838</text:p>
          </table:table-cell>
          <table:table-cell table:number-columns-repeated="2" office:value-type="float" office:value="751">
            <text:p>751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698">
            <text:p>698</text:p>
          </table:table-cell>
          <table:table-cell office:value-type="float" office:value="548">
            <text:p>548</text:p>
          </table:table-cell>
          <table:table-cell table:formula="of:=[.I63]-[.H63]" office:value-type="float" office:value="-150">
            <text:p>-150</text:p>
          </table:table-cell>
          <table:table-cell table:formula="of:=ABS([.J63])/[.I63]" office:value-type="float" office:value="0.273722627737226">
            <text:p>0.2737226277</text:p>
          </table:table-cell>
          <table:table-cell table:number-columns-repeated="335" office:value-type="float" office:value="548">
            <text:p>548</text:p>
          </table:table-cell>
          <table:table-cell table:number-columns-repeated="10" office:value-type="float" office:value="479">
            <text:p>479</text:p>
          </table:table-cell>
          <table:table-cell table:number-columns-repeated="5" office:value-type="float" office:value="468">
            <text:p>468</text:p>
          </table:table-cell>
          <table:table-cell table:number-columns-repeated="5" office:value-type="float" office:value="756">
            <text:p>756</text:p>
          </table:table-cell>
          <table:table-cell table:number-columns-repeated="23" office:value-type="float" office:value="746">
            <text:p>746</text:p>
          </table:table-cell>
          <table:table-cell table:number-columns-repeated="10" office:value-type="float" office:value="726">
            <text:p>726</text:p>
          </table:table-cell>
          <table:table-cell table:number-columns-repeated="21" office:value-type="float" office:value="717">
            <text:p>717</text:p>
          </table:table-cell>
          <table:table-cell table:number-columns-repeated="28" office:value-type="float" office:value="712">
            <text:p>712</text:p>
          </table:table-cell>
          <table:table-cell table:number-columns-repeated="24" office:value-type="float" office:value="692">
            <text:p>692</text:p>
          </table:table-cell>
          <table:table-cell table:number-columns-repeated="7" office:value-type="float" office:value="676">
            <text:p>676</text:p>
          </table:table-cell>
          <table:table-cell table:number-columns-repeated="5" office:value-type="float" office:value="668">
            <text:p>668</text:p>
          </table:table-cell>
          <table:table-cell table:number-columns-repeated="3" office:value-type="float" office:value="647">
            <text:p>647</text:p>
          </table:table-cell>
          <table:table-cell table:number-columns-repeated="12" office:value-type="float" office:value="635">
            <text:p>635</text:p>
          </table:table-cell>
          <table:table-cell table:number-columns-repeated="5" office:value-type="float" office:value="631">
            <text:p>631</text:p>
          </table:table-cell>
          <table:table-cell table:number-columns-repeated="2" office:value-type="float" office:value="605">
            <text:p>605</text:p>
          </table:table-cell>
          <table:table-cell table:number-columns-repeated="2" office:value-type="float" office:value="602">
            <text:p>602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782">
            <text:p>782</text:p>
          </table:table-cell>
          <table:table-cell office:value-type="float" office:value="740">
            <text:p>740</text:p>
          </table:table-cell>
          <table:table-cell table:formula="of:=[.I64]-[.H64]" office:value-type="float" office:value="-42">
            <text:p>-42</text:p>
          </table:table-cell>
          <table:table-cell table:formula="of:=ABS([.J64])/[.I64]" office:value-type="float" office:value="0.0567567567567568">
            <text:p>0.0567567568</text:p>
          </table:table-cell>
          <table:table-cell table:number-columns-repeated="140" office:value-type="float" office:value="740">
            <text:p>740</text:p>
          </table:table-cell>
          <table:table-cell table:number-columns-repeated="165" office:value-type="float" office:value="704">
            <text:p>704</text:p>
          </table:table-cell>
          <table:table-cell table:number-columns-repeated="17" office:value-type="float" office:value="630">
            <text:p>630</text:p>
          </table:table-cell>
          <table:table-cell table:number-columns-repeated="16" office:value-type="float" office:value="626">
            <text:p>626</text:p>
          </table:table-cell>
          <table:table-cell table:number-columns-repeated="96" office:value-type="float" office:value="592">
            <text:p>592</text:p>
          </table:table-cell>
          <table:table-cell table:number-columns-repeated="7" office:value-type="float" office:value="580">
            <text:p>580</text:p>
          </table:table-cell>
          <table:table-cell table:number-columns-repeated="26" office:value-type="float" office:value="493">
            <text:p>493</text:p>
          </table:table-cell>
          <table:table-cell table:number-columns-repeated="20" office:value-type="float" office:value="812">
            <text:p>812</text:p>
          </table:table-cell>
          <table:table-cell table:number-columns-repeated="9" office:value-type="float" office:value="795">
            <text:p>795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605">
            <text:p>605</text:p>
          </table:table-cell>
          <table:table-cell table:formula="of:=[.I65]-[.H65]" office:value-type="float" office:value="0">
            <text:p>0</text:p>
          </table:table-cell>
          <table:table-cell table:formula="of:=ABS([.J65])/[.I65]" office:value-type="float" office:value="0">
            <text:p>0</text:p>
          </table:table-cell>
          <table:table-cell table:number-columns-repeated="83" office:value-type="float" office:value="605">
            <text:p>605</text:p>
          </table:table-cell>
          <table:table-cell table:number-columns-repeated="127" office:value-type="float" office:value="600">
            <text:p>600</text:p>
          </table:table-cell>
          <table:table-cell table:number-columns-repeated="16" office:value-type="float" office:value="545">
            <text:p>545</text:p>
          </table:table-cell>
          <table:table-cell table:number-columns-repeated="146" office:value-type="float" office:value="533">
            <text:p>533</text:p>
          </table:table-cell>
          <table:table-cell table:number-columns-repeated="71" office:value-type="float" office:value="684">
            <text:p>684</text:p>
          </table:table-cell>
          <table:table-cell table:number-columns-repeated="4" office:value-type="float" office:value="658">
            <text:p>658</text:p>
          </table:table-cell>
          <table:table-cell table:number-columns-repeated="35" office:value-type="float" office:value="657">
            <text:p>657</text:p>
          </table:table-cell>
          <table:table-cell table:number-columns-repeated="2" office:value-type="float" office:value="644">
            <text:p>644</text:p>
          </table:table-cell>
          <table:table-cell table:number-columns-repeated="7" office:value-type="float" office:value="600">
            <text:p>600</text:p>
          </table:table-cell>
          <table:table-cell table:number-columns-repeated="4" office:value-type="float" office:value="566">
            <text:p>566</text:p>
          </table:table-cell>
          <table:table-cell office:value-type="float" office:value="545">
            <text:p>545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762">
            <text:p>762</text:p>
          </table:table-cell>
          <table:table-cell table:formula="of:=[.I66]-[.H66]" office:value-type="float" office:value="0">
            <text:p>0</text:p>
          </table:table-cell>
          <table:table-cell table:formula="of:=ABS([.J66])/[.I66]" office:value-type="float" office:value="0">
            <text:p>0</text:p>
          </table:table-cell>
          <table:table-cell table:number-columns-repeated="210" office:value-type="float" office:value="762">
            <text:p>762</text:p>
          </table:table-cell>
          <table:table-cell table:number-columns-repeated="105" office:value-type="float" office:value="668">
            <text:p>668</text:p>
          </table:table-cell>
          <table:table-cell table:number-columns-repeated="11" office:value-type="float" office:value="516">
            <text:p>516</text:p>
          </table:table-cell>
          <table:table-cell table:number-columns-repeated="59" office:value-type="float" office:value="833">
            <text:p>833</text:p>
          </table:table-cell>
          <table:table-cell table:number-columns-repeated="11" office:value-type="float" office:value="820">
            <text:p>820</text:p>
          </table:table-cell>
          <table:table-cell table:number-columns-repeated="8" office:value-type="float" office:value="795">
            <text:p>795</text:p>
          </table:table-cell>
          <table:table-cell table:number-columns-repeated="17" office:value-type="float" office:value="764">
            <text:p>764</text:p>
          </table:table-cell>
          <table:table-cell table:number-columns-repeated="17" office:value-type="float" office:value="753">
            <text:p>753</text:p>
          </table:table-cell>
          <table:table-cell table:number-columns-repeated="12" office:value-type="float" office:value="748">
            <text:p>748</text:p>
          </table:table-cell>
          <table:table-cell table:number-columns-repeated="24" office:value-type="float" office:value="712">
            <text:p>712</text:p>
          </table:table-cell>
          <table:table-cell office:value-type="float" office:value="693">
            <text:p>693</text:p>
          </table:table-cell>
          <table:table-cell table:number-columns-repeated="17" office:value-type="float" office:value="677">
            <text:p>677</text:p>
          </table:table-cell>
          <table:table-cell table:number-columns-repeated="2" office:value-type="float" office:value="654">
            <text:p>654</text:p>
          </table:table-cell>
          <table:table-cell table:number-columns-repeated="3" office:value-type="float" office:value="648">
            <text:p>648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205">
            <text:p>1205</text:p>
          </table:table-cell>
          <table:table-cell office:value-type="float" office:value="1293">
            <text:p>1293</text:p>
          </table:table-cell>
          <table:table-cell table:formula="of:=[.I67]-[.H67]" office:value-type="float" office:value="88">
            <text:p>88</text:p>
          </table:table-cell>
          <table:table-cell table:formula="of:=ABS([.J67])/[.I67]" office:value-type="float" office:value="0.0680587780355762">
            <text:p>0.068058778</text:p>
          </table:table-cell>
          <table:table-cell table:number-columns-repeated="379" office:value-type="float" office:value="1293">
            <text:p>1293</text:p>
          </table:table-cell>
          <table:table-cell table:number-columns-repeated="65" office:value-type="float" office:value="1197">
            <text:p>1197</text:p>
          </table:table-cell>
          <table:table-cell table:number-columns-repeated="39" office:value-type="float" office:value="1139">
            <text:p>1139</text:p>
          </table:table-cell>
          <table:table-cell table:number-columns-repeated="12" office:value-type="float" office:value="1086">
            <text:p>108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50">
            <text:p>1150</text:p>
          </table:table-cell>
          <table:table-cell office:value-type="float" office:value="1090">
            <text:p>1090</text:p>
          </table:table-cell>
          <table:table-cell table:formula="of:=[.I68]-[.H68]" office:value-type="float" office:value="-60">
            <text:p>-60</text:p>
          </table:table-cell>
          <table:table-cell table:formula="of:=ABS([.J68])/[.I68]" office:value-type="float" office:value="0.055045871559633">
            <text:p>0.0550458716</text:p>
          </table:table-cell>
          <table:table-cell table:number-columns-repeated="247" office:value-type="float" office:value="1090">
            <text:p>1090</text:p>
          </table:table-cell>
          <table:table-cell table:number-columns-repeated="44" office:value-type="float" office:value="1181">
            <text:p>1181</text:p>
          </table:table-cell>
          <table:table-cell table:number-columns-repeated="14" office:value-type="float" office:value="1168">
            <text:p>1168</text:p>
          </table:table-cell>
          <table:table-cell table:number-columns-repeated="66" office:value-type="float" office:value="1152">
            <text:p>1152</text:p>
          </table:table-cell>
          <table:table-cell table:number-columns-repeated="81" office:value-type="float" office:value="1126">
            <text:p>1126</text:p>
          </table:table-cell>
          <table:table-cell table:number-columns-repeated="32" office:value-type="float" office:value="1103">
            <text:p>1103</text:p>
          </table:table-cell>
          <table:table-cell table:number-columns-repeated="4" office:value-type="float" office:value="1016">
            <text:p>1016</text:p>
          </table:table-cell>
          <table:table-cell table:number-columns-repeated="5" office:value-type="float" office:value="1011">
            <text:p>1011</text:p>
          </table:table-cell>
          <table:table-cell table:number-columns-repeated="4" office:value-type="float" office:value="989">
            <text:p>989</text:p>
          </table:table-cell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990">
            <text:p>990</text:p>
          </table:table-cell>
          <table:table-cell office:value-type="float" office:value="865">
            <text:p>865</text:p>
          </table:table-cell>
          <table:table-cell table:formula="of:=[.I69]-[.H69]" office:value-type="float" office:value="-125">
            <text:p>-125</text:p>
          </table:table-cell>
          <table:table-cell table:formula="of:=ABS([.J69])/[.I69]" office:value-type="float" office:value="0.144508670520231">
            <text:p>0.1445086705</text:p>
          </table:table-cell>
          <table:table-cell table:number-columns-repeated="42" office:value-type="float" office:value="865">
            <text:p>865</text:p>
          </table:table-cell>
          <table:table-cell table:number-columns-repeated="42" office:value-type="float" office:value="836">
            <text:p>836</text:p>
          </table:table-cell>
          <table:table-cell table:number-columns-repeated="20" office:value-type="float" office:value="826">
            <text:p>826</text:p>
          </table:table-cell>
          <table:table-cell table:number-columns-repeated="264" office:value-type="float" office:value="814">
            <text:p>814</text:p>
          </table:table-cell>
          <table:table-cell table:number-columns-repeated="4" office:value-type="float" office:value="720">
            <text:p>720</text:p>
          </table:table-cell>
          <table:table-cell table:number-columns-repeated="71" office:value-type="float" office:value="656">
            <text:p>656</text:p>
          </table:table-cell>
          <table:table-cell table:number-columns-repeated="31" office:value-type="float" office:value="598">
            <text:p>598</text:p>
          </table:table-cell>
          <table:table-cell table:number-columns-repeated="22" office:value-type="float" office:value="912">
            <text:p>912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90">
            <text:p>1190</text:p>
          </table:table-cell>
          <table:table-cell office:value-type="float" office:value="1257">
            <text:p>1257</text:p>
          </table:table-cell>
          <table:table-cell table:formula="of:=[.I70]-[.H70]" office:value-type="float" office:value="67">
            <text:p>67</text:p>
          </table:table-cell>
          <table:table-cell table:formula="of:=ABS([.J70])/[.I70]" office:value-type="float" office:value="0.0533015115354018">
            <text:p>0.0533015115</text:p>
          </table:table-cell>
          <table:table-cell table:number-columns-repeated="109" office:value-type="float" office:value="1257">
            <text:p>1257</text:p>
          </table:table-cell>
          <table:table-cell table:number-columns-repeated="171" office:value-type="float" office:value="1231">
            <text:p>1231</text:p>
          </table:table-cell>
          <table:table-cell table:number-columns-repeated="103" office:value-type="float" office:value="1215">
            <text:p>1215</text:p>
          </table:table-cell>
          <table:table-cell table:number-columns-repeated="7" office:value-type="float" office:value="1141">
            <text:p>1141</text:p>
          </table:table-cell>
          <table:table-cell table:number-columns-repeated="7" office:value-type="float" office:value="1122">
            <text:p>1122</text:p>
          </table:table-cell>
          <table:table-cell table:number-columns-repeated="57" office:value-type="float" office:value="1082">
            <text:p>1082</text:p>
          </table:table-cell>
          <table:table-cell table:number-columns-repeated="10" office:value-type="float" office:value="1057">
            <text:p>1057</text:p>
          </table:table-cell>
          <table:table-cell office:value-type="float" office:value="1032">
            <text:p>1032</text:p>
          </table:table-cell>
          <table:table-cell table:number-columns-repeated="24" office:value-type="float" office:value="1024">
            <text:p>1024</text:p>
          </table:table-cell>
          <table:table-cell table:number-columns-repeated="2" office:value-type="float" office:value="1010">
            <text:p>101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942">
            <text:p>942</text:p>
          </table:table-cell>
          <table:table-cell office:value-type="float" office:value="940">
            <text:p>94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53">
            <text:p>853</text:p>
          </table:table-cell>
          <table:table-cell office:value-type="float" office:value="817">
            <text:p>817</text:p>
          </table:table-cell>
          <table:table-cell table:formula="of:=[.I71]-[.H71]" office:value-type="float" office:value="-36">
            <text:p>-36</text:p>
          </table:table-cell>
          <table:table-cell table:formula="of:=ABS([.J71])/[.I71]" office:value-type="float" office:value="0.0440636474908201">
            <text:p>0.0440636475</text:p>
          </table:table-cell>
          <table:table-cell table:number-columns-repeated="210" office:value-type="float" office:value="817">
            <text:p>817</text:p>
          </table:table-cell>
          <table:table-cell table:number-columns-repeated="144" office:value-type="float" office:value="804">
            <text:p>804</text:p>
          </table:table-cell>
          <table:table-cell table:number-columns-repeated="4" office:value-type="float" office:value="905">
            <text:p>905</text:p>
          </table:table-cell>
          <table:table-cell table:number-columns-repeated="125" office:value-type="float" office:value="864">
            <text:p>864</text:p>
          </table:table-cell>
          <table:table-cell table:number-columns-repeated="6" office:value-type="float" office:value="848">
            <text:p>848</text:p>
          </table:table-cell>
          <table:table-cell table:number-columns-repeated="5" office:value-type="float" office:value="843">
            <text:p>843</text:p>
          </table:table-cell>
          <table:table-cell table:number-columns-repeated="3" office:value-type="float" office:value="795">
            <text:p>795</text:p>
          </table:table-cell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6" office:value-type="float" office:value="125">
            <text:p>12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97" office:value-type="float" office:value="365">
            <text:p>365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90" office:value-type="float" office:value="356">
            <text:p>356</text:p>
          </table:table-cell>
          <table:table-cell table:number-columns-repeated="7" office:value-type="float" office:value="305">
            <text:p>305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92" office:value-type="float" office:value="370">
            <text:p>370</text:p>
          </table:table-cell>
          <table:table-cell table:number-columns-repeated="3" office:value-type="float" office:value="332">
            <text:p>332</text:p>
          </table:table-cell>
          <table:table-cell office:value-type="float" office:value="458">
            <text:p>458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51" office:value-type="float" office:value="455">
            <text:p>455</text:p>
          </table:table-cell>
          <table:table-cell table:number-columns-repeated="27" office:value-type="float" office:value="434">
            <text:p>434</text:p>
          </table:table-cell>
          <table:table-cell table:number-columns-repeated="4" office:value-type="float" office:value="223">
            <text:p>223</text:p>
          </table:table-cell>
          <table:table-cell table:number-columns-repeated="12" office:value-type="float" office:value="448">
            <text:p>448</text:p>
          </table:table-cell>
          <table:table-cell table:number-columns-repeated="3" office:value-type="float" office:value="401">
            <text:p>401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89" office:value-type="float" office:value="457">
            <text:p>457</text:p>
          </table:table-cell>
          <table:table-cell table:number-columns-repeated="8" office:value-type="float" office:value="449">
            <text:p>449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94">
            <text:p>294</text:p>
          </table:table-cell>
          <table:table-cell office:value-type="float" office:value="649">
            <text:p>649</text:p>
          </table:table-cell>
          <table:table-cell table:formula="of:=[.I82]-[.H82]" office:value-type="float" office:value="355">
            <text:p>355</text:p>
          </table:table-cell>
          <table:table-cell table:formula="of:=ABS([.J82])/[.I82]" office:value-type="float" office:value="0.546995377503852">
            <text:p>0.5469953775</text:p>
          </table:table-cell>
          <table:table-cell table:number-columns-repeated="115" office:value-type="float" office:value="649">
            <text:p>649</text:p>
          </table:table-cell>
          <table:table-cell table:number-columns-repeated="253" office:value-type="float" office:value="637">
            <text:p>637</text:p>
          </table:table-cell>
          <table:table-cell table:number-columns-repeated="125" office:value-type="float" office:value="632">
            <text:p>632</text:p>
          </table:table-cell>
          <table:table-cell table:number-columns-repeated="2"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396" office:value-type="float" office:value="365">
            <text:p>365</text:p>
          </table:table-cell>
          <table:table-cell table:number-columns-repeated="101" office:value-type="float" office:value="333">
            <text:p>333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79" office:value-type="float" office:value="400">
            <text:p>400</text:p>
          </table:table-cell>
          <table:table-cell table:number-columns-repeated="156" office:value-type="float" office:value="369">
            <text:p>369</text:p>
          </table:table-cell>
          <table:table-cell table:number-columns-repeated="131" office:value-type="float" office:value="312">
            <text:p>312</text:p>
          </table:table-cell>
          <table:table-cell table:number-columns-repeated="37" office:value-type="float" office:value="300">
            <text:p>300</text:p>
          </table:table-cell>
          <table:table-cell table:number-columns-repeated="42" office:value-type="float" office:value="510">
            <text:p>510</text:p>
          </table:table-cell>
          <table:table-cell table:number-columns-repeated="34" office:value-type="float" office:value="473">
            <text:p>473</text:p>
          </table:table-cell>
          <table:table-cell table:number-columns-repeated="3" office:value-type="float" office:value="440">
            <text:p>440</text:p>
          </table:table-cell>
          <table:table-cell table:number-columns-repeated="15" office:value-type="float" office:value="427">
            <text:p>427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112" office:value-type="float" office:value="373">
            <text:p>373</text:p>
          </table:table-cell>
          <table:table-cell table:number-columns-repeated="101" office:value-type="float" office:value="747">
            <text:p>747</text:p>
          </table:table-cell>
          <table:table-cell table:number-columns-repeated="12" office:value-type="float" office:value="727">
            <text:p>727</text:p>
          </table:table-cell>
          <table:table-cell table:number-columns-repeated="229" office:value-type="float" office:value="726">
            <text:p>726</text:p>
          </table:table-cell>
          <table:table-cell table:number-columns-repeated="37" office:value-type="float" office:value="678">
            <text:p>678</text:p>
          </table:table-cell>
          <table:table-cell table:number-columns-repeated="3" office:value-type="float" office:value="623">
            <text:p>623</text:p>
          </table:table-cell>
          <table:table-cell table:number-columns-repeated="2" office:value-type="float" office:value="581">
            <text:p>581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519">
            <text:p>519</text:p>
          </table:table-cell>
          <table:table-cell table:formula="of:=[.I86]-[.H86]" office:value-type="float" office:value="-21">
            <text:p>-21</text:p>
          </table:table-cell>
          <table:table-cell table:formula="of:=ABS([.J86])/[.I86]" office:value-type="float" office:value="0.0404624277456647">
            <text:p>0.0404624277</text:p>
          </table:table-cell>
          <table:table-cell table:number-columns-repeated="152" office:value-type="float" office:value="519">
            <text:p>519</text:p>
          </table:table-cell>
          <table:table-cell table:number-columns-repeated="224" office:value-type="float" office:value="672">
            <text:p>672</text:p>
          </table:table-cell>
          <table:table-cell table:number-columns-repeated="8" office:value-type="float" office:value="662">
            <text:p>662</text:p>
          </table:table-cell>
          <table:table-cell table:number-columns-repeated="7" office:value-type="float" office:value="646">
            <text:p>646</text:p>
          </table:table-cell>
          <table:table-cell table:number-columns-repeated="41" office:value-type="float" office:value="643">
            <text:p>643</text:p>
          </table:table-cell>
          <table:table-cell table:number-columns-repeated="7" office:value-type="float" office:value="637">
            <text:p>637</text:p>
          </table:table-cell>
          <table:table-cell table:number-columns-repeated="58" office:value-type="float" office:value="635">
            <text:p>635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21">
            <text:p>721</text:p>
          </table:table-cell>
          <table:table-cell office:value-type="float" office:value="871">
            <text:p>871</text:p>
          </table:table-cell>
          <table:table-cell table:formula="of:=[.I87]-[.H87]" office:value-type="float" office:value="150">
            <text:p>150</text:p>
          </table:table-cell>
          <table:table-cell table:formula="of:=ABS([.J87])/[.I87]" office:value-type="float" office:value="0.172215843857635">
            <text:p>0.1722158439</text:p>
          </table:table-cell>
          <table:table-cell table:number-columns-repeated="219" office:value-type="float" office:value="871">
            <text:p>871</text:p>
          </table:table-cell>
          <table:table-cell table:number-columns-repeated="200" office:value-type="float" office:value="865">
            <text:p>865</text:p>
          </table:table-cell>
          <table:table-cell table:number-columns-repeated="10" office:value-type="float" office:value="799">
            <text:p>799</text:p>
          </table:table-cell>
          <table:table-cell table:number-columns-repeated="33" office:value-type="float" office:value="776">
            <text:p>776</text:p>
          </table:table-cell>
          <table:table-cell table:number-columns-repeated="3" office:value-type="float" office:value="769">
            <text:p>769</text:p>
          </table:table-cell>
          <table:table-cell table:number-columns-repeated="23" office:value-type="float" office:value="759">
            <text:p>759</text:p>
          </table:table-cell>
          <table:table-cell table:number-columns-repeated="7" office:value-type="float" office:value="720">
            <text:p>7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862">
            <text:p>862</text:p>
          </table:table-cell>
          <table:table-cell table:formula="of:=[.I88]-[.H88]" office:value-type="float" office:value="382">
            <text:p>382</text:p>
          </table:table-cell>
          <table:table-cell table:formula="of:=ABS([.J88])/[.I88]" office:value-type="float" office:value="0.443155452436195">
            <text:p>0.4431554524</text:p>
          </table:table-cell>
          <table:table-cell table:number-columns-repeated="67" office:value-type="float" office:value="862">
            <text:p>862</text:p>
          </table:table-cell>
          <table:table-cell table:number-columns-repeated="42" office:value-type="float" office:value="833">
            <text:p>833</text:p>
          </table:table-cell>
          <table:table-cell table:number-columns-repeated="152" office:value-type="float" office:value="828">
            <text:p>828</text:p>
          </table:table-cell>
          <table:table-cell table:number-columns-repeated="10" office:value-type="float" office:value="809">
            <text:p>809</text:p>
          </table:table-cell>
          <table:table-cell table:number-columns-repeated="116" office:value-type="float" office:value="801">
            <text:p>801</text:p>
          </table:table-cell>
          <table:table-cell table:number-columns-repeated="65" office:value-type="float" office:value="769">
            <text:p>769</text:p>
          </table:table-cell>
          <table:table-cell table:number-columns-repeated="37" office:value-type="float" office:value="752">
            <text:p>752</text:p>
          </table:table-cell>
          <table:table-cell table:number-columns-repeated="3" office:value-type="float" office:value="739">
            <text:p>739</text:p>
          </table:table-cell>
          <table:table-cell table:number-columns-repeated="3" office:value-type="float" office:value="720">
            <text:p>7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880">
            <text:p>880</text:p>
          </table:table-cell>
          <table:table-cell office:value-type="float" office:value="609">
            <text:p>609</text:p>
          </table:table-cell>
          <table:table-cell table:formula="of:=[.I89]-[.H89]" office:value-type="float" office:value="-271">
            <text:p>-271</text:p>
          </table:table-cell>
          <table:table-cell table:formula="of:=ABS([.J89])/[.I89]" office:value-type="float" office:value="0.444991789819376">
            <text:p>0.4449917898</text:p>
          </table:table-cell>
          <table:table-cell table:number-columns-repeated="37" office:value-type="float" office:value="609">
            <text:p>609</text:p>
          </table:table-cell>
          <table:table-cell table:number-columns-repeated="210" office:value-type="float" office:value="592">
            <text:p>592</text:p>
          </table:table-cell>
          <table:table-cell table:number-columns-repeated="70" office:value-type="float" office:value="590">
            <text:p>590</text:p>
          </table:table-cell>
          <table:table-cell table:number-columns-repeated="71" office:value-type="float" office:value="907">
            <text:p>907</text:p>
          </table:table-cell>
          <table:table-cell table:number-columns-repeated="44" office:value-type="float" office:value="877">
            <text:p>877</text:p>
          </table:table-cell>
          <table:table-cell table:number-columns-repeated="23" office:value-type="float" office:value="814">
            <text:p>814</text:p>
          </table:table-cell>
          <table:table-cell table:number-columns-repeated="42" office:value-type="float" office:value="800">
            <text:p>800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29">
            <text:p>729</text:p>
          </table:table-cell>
          <table:table-cell office:value-type="float" office:value="658">
            <text:p>658</text:p>
          </table:table-cell>
          <table:table-cell table:formula="of:=[.I90]-[.H90]" office:value-type="float" office:value="-71">
            <text:p>-71</text:p>
          </table:table-cell>
          <table:table-cell table:formula="of:=ABS([.J90])/[.I90]" office:value-type="float" office:value="0.10790273556231">
            <text:p>0.1079027356</text:p>
          </table:table-cell>
          <table:table-cell table:number-columns-repeated="152" office:value-type="float" office:value="658">
            <text:p>658</text:p>
          </table:table-cell>
          <table:table-cell table:number-columns-repeated="90" office:value-type="float" office:value="547">
            <text:p>547</text:p>
          </table:table-cell>
          <table:table-cell table:number-columns-repeated="96" office:value-type="float" office:value="801">
            <text:p>801</text:p>
          </table:table-cell>
          <table:table-cell table:number-columns-repeated="40" office:value-type="float" office:value="780">
            <text:p>780</text:p>
          </table:table-cell>
          <table:table-cell table:number-columns-repeated="119" office:value-type="float" office:value="757">
            <text:p>757</text:p>
          </table:table-cell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75">
            <text:p>775</text:p>
          </table:table-cell>
          <table:table-cell office:value-type="float" office:value="576">
            <text:p>576</text:p>
          </table:table-cell>
          <table:table-cell table:formula="of:=[.I91]-[.H91]" office:value-type="float" office:value="-199">
            <text:p>-199</text:p>
          </table:table-cell>
          <table:table-cell table:formula="of:=ABS([.J91])/[.I91]" office:value-type="float" office:value="0.345486111111111">
            <text:p>0.3454861111</text:p>
          </table:table-cell>
          <table:table-cell table:number-columns-repeated="28" office:value-type="float" office:value="576">
            <text:p>576</text:p>
          </table:table-cell>
          <table:table-cell table:number-columns-repeated="252" office:value-type="float" office:value="934">
            <text:p>934</text:p>
          </table:table-cell>
          <table:table-cell table:number-columns-repeated="100" office:value-type="float" office:value="910">
            <text:p>910</text:p>
          </table:table-cell>
          <table:table-cell table:number-columns-repeated="47" office:value-type="float" office:value="899">
            <text:p>899</text:p>
          </table:table-cell>
          <table:table-cell table:number-columns-repeated="12" office:value-type="float" office:value="864">
            <text:p>864</text:p>
          </table:table-cell>
          <table:table-cell table:number-columns-repeated="21" office:value-type="float" office:value="852">
            <text:p>852</text:p>
          </table:table-cell>
          <table:table-cell table:number-columns-repeated="8" office:value-type="float" office:value="848">
            <text:p>848</text:p>
          </table:table-cell>
          <table:table-cell table:number-columns-repeated="6" office:value-type="float" office:value="828">
            <text:p>828</text:p>
          </table:table-cell>
          <table:table-cell table:number-columns-repeated="14" office:value-type="float" office:value="787">
            <text:p>787</text:p>
          </table:table-cell>
          <table:table-cell office:value-type="float" office:value="780">
            <text:p>780</text:p>
          </table:table-cell>
          <table:table-cell table:number-columns-repeated="8" office:value-type="float" office:value="761">
            <text:p>761</text:p>
          </table:table-cell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02">
            <text:p>802</text:p>
          </table:table-cell>
          <table:table-cell office:value-type="float" office:value="887">
            <text:p>887</text:p>
          </table:table-cell>
          <table:table-cell table:formula="of:=[.I92]-[.H92]" office:value-type="float" office:value="85">
            <text:p>85</text:p>
          </table:table-cell>
          <table:table-cell table:formula="of:=ABS([.J92])/[.I92]" office:value-type="float" office:value="0.0958286358511838">
            <text:p>0.0958286359</text:p>
          </table:table-cell>
          <table:table-cell table:number-columns-repeated="49" office:value-type="float" office:value="887">
            <text:p>887</text:p>
          </table:table-cell>
          <table:table-cell table:number-columns-repeated="210" office:value-type="float" office:value="862">
            <text:p>862</text:p>
          </table:table-cell>
          <table:table-cell table:number-columns-repeated="125" office:value-type="float" office:value="817">
            <text:p>817</text:p>
          </table:table-cell>
          <table:table-cell table:number-columns-repeated="14" office:value-type="float" office:value="800">
            <text:p>800</text:p>
          </table:table-cell>
          <table:table-cell table:number-columns-repeated="40" office:value-type="float" office:value="786">
            <text:p>786</text:p>
          </table:table-cell>
          <table:table-cell table:number-columns-repeated="39" office:value-type="float" office:value="753">
            <text:p>753</text:p>
          </table:table-cell>
          <table:table-cell table:number-columns-repeated="6" office:value-type="float" office:value="718">
            <text:p>718</text:p>
          </table:table-cell>
          <table:table-cell table:number-columns-repeated="12"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19">
            <text:p>719</text:p>
          </table:table-cell>
          <table:table-cell office:value-type="float" office:value="1131">
            <text:p>1131</text:p>
          </table:table-cell>
          <table:table-cell table:formula="of:=[.I93]-[.H93]" office:value-type="float" office:value="412">
            <text:p>412</text:p>
          </table:table-cell>
          <table:table-cell table:formula="of:=ABS([.J93])/[.I93]" office:value-type="float" office:value="0.364279398762157">
            <text:p>0.3642793988</text:p>
          </table:table-cell>
          <table:table-cell table:number-columns-repeated="250" office:value-type="float" office:value="1131">
            <text:p>1131</text:p>
          </table:table-cell>
          <table:table-cell table:number-columns-repeated="46" office:value-type="float" office:value="1110">
            <text:p>1110</text:p>
          </table:table-cell>
          <table:table-cell table:number-columns-repeated="55" office:value-type="float" office:value="1075">
            <text:p>1075</text:p>
          </table:table-cell>
          <table:table-cell table:number-columns-repeated="87" office:value-type="float" office:value="1069">
            <text:p>1069</text:p>
          </table:table-cell>
          <table:table-cell table:number-columns-repeated="38" office:value-type="float" office:value="1037">
            <text:p>1037</text:p>
          </table:table-cell>
          <table:table-cell table:number-columns-repeated="8" office:value-type="float" office:value="888">
            <text:p>888</text:p>
          </table:table-cell>
          <table:table-cell table:number-columns-repeated="11" office:value-type="float" office:value="865">
            <text:p>86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29">
            <text:p>429</text:p>
          </table:table-cell>
          <table:table-cell office:value-type="float" office:value="1035">
            <text:p>1035</text:p>
          </table:table-cell>
          <table:table-cell table:formula="of:=[.I94]-[.H94]" office:value-type="float" office:value="606">
            <text:p>606</text:p>
          </table:table-cell>
          <table:table-cell table:formula="of:=ABS([.J94])/[.I94]" office:value-type="float" office:value="0.585507246376812">
            <text:p>0.5855072464</text:p>
          </table:table-cell>
          <table:table-cell table:number-columns-repeated="47" office:value-type="float" office:value="1035">
            <text:p>1035</text:p>
          </table:table-cell>
          <table:table-cell table:number-columns-repeated="231" office:value-type="float" office:value="1021">
            <text:p>1021</text:p>
          </table:table-cell>
          <table:table-cell table:number-columns-repeated="31" office:value-type="float" office:value="1000">
            <text:p>1000</text:p>
          </table:table-cell>
          <table:table-cell table:number-columns-repeated="102" office:value-type="float" office:value="978">
            <text:p>978</text:p>
          </table:table-cell>
          <table:table-cell table:number-columns-repeated="29" office:value-type="float" office:value="967">
            <text:p>967</text:p>
          </table:table-cell>
          <table:table-cell office:value-type="float" office:value="956">
            <text:p>956</text:p>
          </table:table-cell>
          <table:table-cell table:number-columns-repeated="27" office:value-type="float" office:value="944">
            <text:p>944</text:p>
          </table:table-cell>
          <table:table-cell table:number-columns-repeated="6" office:value-type="float" office:value="899">
            <text:p>899</text:p>
          </table:table-cell>
          <table:table-cell table:number-columns-repeated="19" office:value-type="float" office:value="896">
            <text:p>896</text:p>
          </table:table-cell>
          <table:table-cell table:number-columns-repeated="2" office:value-type="float" office:value="820">
            <text:p>8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78">
            <text:p>478</text:p>
          </table:table-cell>
          <table:table-cell office:value-type="float" office:value="969">
            <text:p>969</text:p>
          </table:table-cell>
          <table:table-cell table:formula="of:=[.I95]-[.H95]" office:value-type="float" office:value="491">
            <text:p>491</text:p>
          </table:table-cell>
          <table:table-cell table:formula="of:=ABS([.J95])/[.I95]" office:value-type="float" office:value="0.506707946336429">
            <text:p>0.5067079463</text:p>
          </table:table-cell>
          <table:table-cell table:number-columns-repeated="214" office:value-type="float" office:value="969">
            <text:p>969</text:p>
          </table:table-cell>
          <table:table-cell table:number-columns-repeated="275" office:value-type="float" office:value="963">
            <text:p>963</text:p>
          </table:table-cell>
          <table:table-cell table:number-columns-repeated="6" office:value-type="float" office:value="888">
            <text:p>88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80" office:value-type="float" office:value="301">
            <text:p>301</text:p>
          </table:table-cell>
          <table:table-cell table:number-columns-repeated="10" office:value-type="float" office:value="241">
            <text:p>241</text:p>
          </table:table-cell>
          <table:table-cell table:number-columns-repeated="7" office:value-type="float" office:value="638">
            <text:p>638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94" office:value-type="float" office:value="249">
            <text:p>249</text:p>
          </table:table-cell>
          <table:table-cell table:number-columns-repeated="3" office:value-type="float" office:value="336">
            <text:p>336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97" office:value-type="float" office:value="301">
            <text:p>301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94" office:value-type="float" office:value="364">
            <text:p>364</text:p>
          </table:table-cell>
          <table:table-cell table:number-columns-repeated="3" office:value-type="float" office:value="376">
            <text:p>376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272" office:value-type="float" office:value="640">
            <text:p>640</text:p>
          </table:table-cell>
          <table:table-cell table:number-columns-repeated="108" office:value-type="float" office:value="609">
            <text:p>609</text:p>
          </table:table-cell>
          <table:table-cell table:number-columns-repeated="11" office:value-type="float" office:value="771">
            <text:p>771</text:p>
          </table:table-cell>
          <table:table-cell table:number-columns-repeated="20" office:value-type="float" office:value="757">
            <text:p>757</text:p>
          </table:table-cell>
          <table:table-cell table:number-columns-repeated="61" office:value-type="float" office:value="696">
            <text:p>696</text:p>
          </table:table-cell>
          <table:table-cell table:number-columns-repeated="25" office:value-type="float" office:value="694">
            <text:p>694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134" office:value-type="float" office:value="457">
            <text:p>457</text:p>
          </table:table-cell>
          <table:table-cell table:number-columns-repeated="4" office:value-type="float" office:value="430">
            <text:p>430</text:p>
          </table:table-cell>
          <table:table-cell table:number-columns-repeated="91" office:value-type="float" office:value="865">
            <text:p>865</text:p>
          </table:table-cell>
          <table:table-cell table:number-columns-repeated="142" office:value-type="float" office:value="825">
            <text:p>825</text:p>
          </table:table-cell>
          <table:table-cell table:number-columns-repeated="7" office:value-type="float" office:value="814">
            <text:p>814</text:p>
          </table:table-cell>
          <table:table-cell table:number-columns-repeated="29" office:value-type="float" office:value="813">
            <text:p>813</text:p>
          </table:table-cell>
          <table:table-cell table:number-columns-repeated="49" office:value-type="float" office:value="793">
            <text:p>793</text:p>
          </table:table-cell>
          <table:table-cell table:number-columns-repeated="7" office:value-type="float" office:value="775">
            <text:p>775</text:p>
          </table:table-cell>
          <table:table-cell table:number-columns-repeated="17" office:value-type="float" office:value="732">
            <text:p>732</text:p>
          </table:table-cell>
          <table:table-cell table:number-columns-repeated="2" office:value-type="float" office:value="719">
            <text:p>719</text:p>
          </table:table-cell>
          <table:table-cell table:number-columns-repeated="2" office:value-type="float" office:value="718">
            <text:p>718</text:p>
          </table:table-cell>
          <table:table-cell table:number-columns-repeated="13" office:value-type="float" office:value="694">
            <text:p>694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327">
            <text:p>327</text:p>
          </table:table-cell>
          <table:table-cell table:formula="of:=[.I105]-[.H105]" office:value-type="float" office:value="0">
            <text:p>0</text:p>
          </table:table-cell>
          <table:table-cell table:formula="of:=ABS([.J105])/[.I105]" office:value-type="float" office:value="0">
            <text:p>0</text:p>
          </table:table-cell>
          <table:table-cell table:number-columns-repeated="96" office:value-type="float" office:value="327">
            <text:p>327</text:p>
          </table:table-cell>
          <table:table-cell table:number-columns-repeated="163" office:value-type="float" office:value="701">
            <text:p>701</text:p>
          </table:table-cell>
          <table:table-cell table:number-columns-repeated="121" office:value-type="float" office:value="694">
            <text:p>694</text:p>
          </table:table-cell>
          <table:table-cell table:number-columns-repeated="10" office:value-type="float" office:value="670">
            <text:p>670</text:p>
          </table:table-cell>
          <table:table-cell table:number-columns-repeated="99" office:value-type="float" office:value="658">
            <text:p>658</text:p>
          </table:table-cell>
          <table:table-cell table:number-columns-repeated="8" office:value-type="float" office:value="655">
            <text:p>655</text:p>
          </table:table-cell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314" office:value-type="float" office:value="511">
            <text:p>511</text:p>
          </table:table-cell>
          <table:table-cell table:number-columns-repeated="39" office:value-type="float" office:value="502">
            <text:p>502</text:p>
          </table:table-cell>
          <table:table-cell table:number-columns-repeated="17" office:value-type="float" office:value="746">
            <text:p>746</text:p>
          </table:table-cell>
          <table:table-cell table:number-columns-repeated="19" office:value-type="float" office:value="696">
            <text:p>696</text:p>
          </table:table-cell>
          <table:table-cell table:number-columns-repeated="85" office:value-type="float" office:value="693">
            <text:p>693</text:p>
          </table:table-cell>
          <table:table-cell table:number-columns-repeated="11" office:value-type="float" office:value="642">
            <text:p>642</text:p>
          </table:table-cell>
          <table:table-cell table:number-columns-repeated="11" office:value-type="float" office:value="640">
            <text:p>640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43">
            <text:p>443</text:p>
          </table:table-cell>
          <table:table-cell office:value-type="float" office:value="727">
            <text:p>727</text:p>
          </table:table-cell>
          <table:table-cell table:formula="of:=[.I107]-[.H107]" office:value-type="float" office:value="284">
            <text:p>284</text:p>
          </table:table-cell>
          <table:table-cell table:formula="of:=ABS([.J107])/[.I107]" office:value-type="float" office:value="0.390646492434663">
            <text:p>0.3906464924</text:p>
          </table:table-cell>
          <table:table-cell table:number-columns-repeated="320" office:value-type="float" office:value="727">
            <text:p>727</text:p>
          </table:table-cell>
          <table:table-cell table:number-columns-repeated="122" office:value-type="float" office:value="714">
            <text:p>714</text:p>
          </table:table-cell>
          <table:table-cell table:number-columns-repeated="21" office:value-type="float" office:value="683">
            <text:p>683</text:p>
          </table:table-cell>
          <table:table-cell table:number-columns-repeated="9" office:value-type="float" office:value="654">
            <text:p>654</text:p>
          </table:table-cell>
          <table:table-cell table:number-columns-repeated="14" office:value-type="float" office:value="650">
            <text:p>650</text:p>
          </table:table-cell>
          <table:table-cell office:value-type="float" office:value="610">
            <text:p>610</text:p>
          </table:table-cell>
          <table:table-cell table:number-columns-repeated="6" office:value-type="float" office:value="592">
            <text:p>592</text:p>
          </table:table-cell>
          <table:table-cell table:number-columns-repeated="2" office:value-type="float" office:value="575">
            <text:p>57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number-columns-repeated="2" office:value-type="float" office:value="445">
            <text:p>445</text:p>
          </table:table-cell>
          <table:table-cell table:formula="of:=[.I108]-[.H108]" office:value-type="float" office:value="0">
            <text:p>0</text:p>
          </table:table-cell>
          <table:table-cell table:formula="of:=ABS([.J108])/[.I108]" office:value-type="float" office:value="0">
            <text:p>0</text:p>
          </table:table-cell>
          <table:table-cell table:number-columns-repeated="235" office:value-type="float" office:value="445">
            <text:p>445</text:p>
          </table:table-cell>
          <table:table-cell table:number-columns-repeated="100" office:value-type="float" office:value="769">
            <text:p>769</text:p>
          </table:table-cell>
          <table:table-cell table:number-columns-repeated="79" office:value-type="float" office:value="724">
            <text:p>724</text:p>
          </table:table-cell>
          <table:table-cell table:number-columns-repeated="69" office:value-type="float" office:value="715">
            <text:p>715</text:p>
          </table:table-cell>
          <table:table-cell table:number-columns-repeated="2" office:value-type="float" office:value="678">
            <text:p>678</text:p>
          </table:table-cell>
          <table:table-cell table:number-columns-repeated="2" office:value-type="float" office:value="651">
            <text:p>651</text:p>
          </table:table-cell>
          <table:table-cell table:number-columns-repeated="4" office:value-type="float" office:value="646">
            <text:p>646</text:p>
          </table:table-cell>
          <table:table-cell table:number-columns-repeated="4" office:value-type="float" office:value="640">
            <text:p>640</text:p>
          </table:table-cell>
          <table:table-cell table:number-columns-repeated="2" office:value-type="float" office:value="619">
            <text:p>619</text:p>
          </table:table-cell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730">
            <text:p>730</text:p>
          </table:table-cell>
          <table:table-cell office:value-type="float" office:value="959">
            <text:p>959</text:p>
          </table:table-cell>
          <table:table-cell table:formula="of:=[.I109]-[.H109]" office:value-type="float" office:value="229">
            <text:p>229</text:p>
          </table:table-cell>
          <table:table-cell table:formula="of:=ABS([.J109])/[.I109]" office:value-type="float" office:value="0.238790406673618">
            <text:p>0.2387904067</text:p>
          </table:table-cell>
          <table:table-cell table:number-columns-repeated="107" office:value-type="float" office:value="959">
            <text:p>959</text:p>
          </table:table-cell>
          <table:table-cell table:number-columns-repeated="274" office:value-type="float" office:value="941">
            <text:p>941</text:p>
          </table:table-cell>
          <table:table-cell table:number-columns-repeated="106" office:value-type="float" office:value="936">
            <text:p>936</text:p>
          </table:table-cell>
          <table:table-cell table:number-columns-repeated="6" office:value-type="float" office:value="800">
            <text:p>800</text:p>
          </table:table-cell>
          <table:table-cell table:number-columns-repeated="2" office:value-type="float" office:value="785">
            <text:p>7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number-columns-repeated="2" office:value-type="float" office:value="427">
            <text:p>427</text:p>
          </table:table-cell>
          <table:table-cell table:formula="of:=[.I110]-[.H110]" office:value-type="float" office:value="0">
            <text:p>0</text:p>
          </table:table-cell>
          <table:table-cell table:formula="of:=ABS([.J110])/[.I110]" office:value-type="float" office:value="0">
            <text:p>0</text:p>
          </table:table-cell>
          <table:table-cell table:number-columns-repeated="113" office:value-type="float" office:value="427">
            <text:p>427</text:p>
          </table:table-cell>
          <table:table-cell table:number-columns-repeated="160" office:value-type="float" office:value="397">
            <text:p>397</text:p>
          </table:table-cell>
          <table:table-cell table:number-columns-repeated="9" office:value-type="float" office:value="801">
            <text:p>801</text:p>
          </table:table-cell>
          <table:table-cell table:number-columns-repeated="51" office:value-type="float" office:value="772">
            <text:p>772</text:p>
          </table:table-cell>
          <table:table-cell table:number-columns-repeated="82" office:value-type="float" office:value="759">
            <text:p>759</text:p>
          </table:table-cell>
          <table:table-cell table:number-columns-repeated="4" office:value-type="float" office:value="756">
            <text:p>756</text:p>
          </table:table-cell>
          <table:table-cell table:number-columns-repeated="28" office:value-type="float" office:value="753">
            <text:p>753</text:p>
          </table:table-cell>
          <table:table-cell table:number-columns-repeated="22" office:value-type="float" office:value="750">
            <text:p>750</text:p>
          </table:table-cell>
          <table:table-cell table:number-columns-repeated="15" office:value-type="float" office:value="711">
            <text:p>711</text:p>
          </table:table-cell>
          <table:table-cell table:number-columns-repeated="2" office:value-type="float" office:value="706">
            <text:p>706</text:p>
          </table:table-cell>
          <table:table-cell table:number-columns-repeated="11" office:value-type="float" office:value="703">
            <text:p>703</text:p>
          </table:table-cell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708">
            <text:p>708</text:p>
          </table:table-cell>
          <table:table-cell office:value-type="float" office:value="940">
            <text:p>940</text:p>
          </table:table-cell>
          <table:table-cell table:formula="of:=[.I111]-[.H111]" office:value-type="float" office:value="232">
            <text:p>232</text:p>
          </table:table-cell>
          <table:table-cell table:formula="of:=ABS([.J111])/[.I111]" office:value-type="float" office:value="0.246808510638298">
            <text:p>0.2468085106</text:p>
          </table:table-cell>
          <table:table-cell table:number-columns-repeated="32" office:value-type="float" office:value="940">
            <text:p>940</text:p>
          </table:table-cell>
          <table:table-cell table:number-columns-repeated="365" office:value-type="float" office:value="913">
            <text:p>913</text:p>
          </table:table-cell>
          <table:table-cell table:number-columns-repeated="92" office:value-type="float" office:value="892">
            <text:p>892</text:p>
          </table:table-cell>
          <table:table-cell table:number-columns-repeated="6" office:value-type="float" office:value="741">
            <text:p>74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556">
            <text:p>556</text:p>
          </table:table-cell>
          <table:table-cell office:value-type="float" office:value="1100">
            <text:p>1100</text:p>
          </table:table-cell>
          <table:table-cell table:formula="of:=[.I112]-[.H112]" office:value-type="float" office:value="544">
            <text:p>544</text:p>
          </table:table-cell>
          <table:table-cell table:formula="of:=ABS([.J112])/[.I112]" office:value-type="float" office:value="0.494545454545455">
            <text:p>0.4945454545</text:p>
          </table:table-cell>
          <table:table-cell table:number-columns-repeated="69" office:value-type="float" office:value="1100">
            <text:p>1100</text:p>
          </table:table-cell>
          <table:table-cell table:number-columns-repeated="55" office:value-type="float" office:value="1088">
            <text:p>1088</text:p>
          </table:table-cell>
          <table:table-cell table:number-columns-repeated="26" office:value-type="float" office:value="1086">
            <text:p>1086</text:p>
          </table:table-cell>
          <table:table-cell table:number-columns-repeated="11" office:value-type="float" office:value="1085">
            <text:p>1085</text:p>
          </table:table-cell>
          <table:table-cell table:number-columns-repeated="125" office:value-type="float" office:value="1069">
            <text:p>1069</text:p>
          </table:table-cell>
          <table:table-cell table:number-columns-repeated="67" office:value-type="float" office:value="1065">
            <text:p>1065</text:p>
          </table:table-cell>
          <table:table-cell table:number-columns-repeated="103" office:value-type="float" office:value="1055">
            <text:p>1055</text:p>
          </table:table-cell>
          <table:table-cell table:number-columns-repeated="22" office:value-type="float" office:value="960">
            <text:p>960</text:p>
          </table:table-cell>
          <table:table-cell table:number-columns-repeated="10" office:value-type="float" office:value="954">
            <text:p>954</text:p>
          </table:table-cell>
          <table:table-cell table:number-columns-repeated="2" office:value-type="float" office:value="904">
            <text:p>904</text:p>
          </table:table-cell>
          <table:table-cell office:value-type="float" office:value="870">
            <text:p>870</text:p>
          </table:table-cell>
          <table:table-cell office:value-type="float" office:value="850">
            <text:p>850</text:p>
          </table:table-cell>
          <table:table-cell table:number-columns-repeated="3"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5" office:value-type="float" office:value="196">
            <text:p>196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5" office:value-type="float" office:value="285">
            <text:p>285</text:p>
          </table:table-cell>
          <table:table-cell table:number-columns-repeated="2" office:value-type="float" office:value="266">
            <text:p>266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51" office:value-type="float" office:value="211">
            <text:p>211</text:p>
          </table:table-cell>
          <table:table-cell table:number-columns-repeated="35" office:value-type="float" office:value="451">
            <text:p>451</text:p>
          </table:table-cell>
          <table:table-cell table:number-columns-repeated="11" office:value-type="float" office:value="433">
            <text:p>433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93" office:value-type="float" office:value="279">
            <text:p>279</text:p>
          </table:table-cell>
          <table:table-cell table:number-columns-repeated="4" office:value-type="float" office:value="424">
            <text:p>424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92" office:value-type="float" office:value="149">
            <text:p>149</text:p>
          </table:table-cell>
          <table:table-cell table:number-columns-repeated="4" office:value-type="float" office:value="440">
            <text:p>440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95" office:value-type="float" office:value="221">
            <text:p>221</text:p>
          </table:table-cell>
          <table:table-cell table:number-columns-repeated="2" office:value-type="float" office:value="195">
            <text:p>195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4" office:value-type="float" office:value="401">
            <text:p>401</text:p>
          </table:table-cell>
          <table:table-cell table:number-columns-repeated="3" office:value-type="float" office:value="400">
            <text:p>400</text:p>
          </table:table-cell>
          <table:table-cell table:number-columns-repeated="95" office:value-type="float" office:value="337">
            <text:p>337</text:p>
          </table:table-cell>
          <table:table-cell table:number-columns-repeated="82" office:value-type="float" office:value="280">
            <text:p>280</text:p>
          </table:table-cell>
          <table:table-cell table:number-columns-repeated="286" office:value-type="float" office:value="621">
            <text:p>621</text:p>
          </table:table-cell>
          <table:table-cell table:number-columns-repeated="10" office:value-type="float" office:value="574">
            <text:p>574</text:p>
          </table:table-cell>
          <table:table-cell table:number-columns-repeated="13" office:value-type="float" office:value="559">
            <text:p>559</text:p>
          </table:table-cell>
          <table:table-cell table:number-columns-repeated="2" office:value-type="float" office:value="529">
            <text:p>529</text:p>
          </table:table-cell>
          <table:table-cell table:number-columns-repeated="2" office:value-type="float" office:value="515">
            <text:p>515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185" office:value-type="float" office:value="348">
            <text:p>348</text:p>
          </table:table-cell>
          <table:table-cell table:number-columns-repeated="213" office:value-type="float" office:value="346">
            <text:p>346</text:p>
          </table:table-cell>
          <table:table-cell table:number-columns-repeated="63" office:value-type="float" office:value="632">
            <text:p>632</text:p>
          </table:table-cell>
          <table:table-cell table:number-columns-repeated="34" office:value-type="float" office:value="604">
            <text:p>604</text:p>
          </table:table-cell>
          <table:table-cell table:number-columns-repeated="2" office:value-type="float" office:value="510">
            <text:p>510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65">
            <text:p>465</text:p>
          </table:table-cell>
          <table:table-cell office:value-type="float" office:value="462">
            <text:p>462</text:p>
          </table:table-cell>
          <table:table-cell table:formula="of:=[.I124]-[.H124]" office:value-type="float" office:value="-3">
            <text:p>-3</text:p>
          </table:table-cell>
          <table:table-cell table:formula="of:=ABS([.J124])/[.I124]" office:value-type="float" office:value="0.00649350649350649">
            <text:p>0.0064935065</text:p>
          </table:table-cell>
          <table:table-cell table:number-columns-repeated="259" office:value-type="float" office:value="462">
            <text:p>462</text:p>
          </table:table-cell>
          <table:table-cell table:number-columns-repeated="52" office:value-type="float" office:value="611">
            <text:p>611</text:p>
          </table:table-cell>
          <table:table-cell table:number-columns-repeated="157" office:value-type="float" office:value="590">
            <text:p>590</text:p>
          </table:table-cell>
          <table:table-cell table:number-columns-repeated="28" office:value-type="float" office:value="573">
            <text:p>573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453" office:value-type="float" office:value="391">
            <text:p>391</text:p>
          </table:table-cell>
          <table:table-cell table:number-columns-repeated="22" office:value-type="float" office:value="608">
            <text:p>608</text:p>
          </table:table-cell>
          <table:table-cell table:number-columns-repeated="16" office:value-type="float" office:value="592">
            <text:p>592</text:p>
          </table:table-cell>
          <table:table-cell table:number-columns-repeated="2" office:value-type="float" office:value="538">
            <text:p>538</text:p>
          </table:table-cell>
          <table:table-cell table:number-columns-repeated="4" office:value-type="float" office:value="522">
            <text:p>522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886">
            <text:p>886</text:p>
          </table:table-cell>
          <table:table-cell table:formula="of:=[.I126]-[.H126]" office:value-type="float" office:value="319">
            <text:p>319</text:p>
          </table:table-cell>
          <table:table-cell table:formula="of:=ABS([.J126])/[.I126]" office:value-type="float" office:value="0.360045146726862">
            <text:p>0.3600451467</text:p>
          </table:table-cell>
          <table:table-cell table:number-columns-repeated="191" office:value-type="float" office:value="886">
            <text:p>886</text:p>
          </table:table-cell>
          <table:table-cell table:number-columns-repeated="19" office:value-type="float" office:value="864">
            <text:p>864</text:p>
          </table:table-cell>
          <table:table-cell table:number-columns-repeated="30" office:value-type="float" office:value="854">
            <text:p>854</text:p>
          </table:table-cell>
          <table:table-cell table:number-columns-repeated="181" office:value-type="float" office:value="852">
            <text:p>852</text:p>
          </table:table-cell>
          <table:table-cell table:number-columns-repeated="28" office:value-type="float" office:value="841">
            <text:p>841</text:p>
          </table:table-cell>
          <table:table-cell table:number-columns-repeated="7" office:value-type="float" office:value="825">
            <text:p>825</text:p>
          </table:table-cell>
          <table:table-cell table:number-columns-repeated="13" office:value-type="float" office:value="790">
            <text:p>790</text:p>
          </table:table-cell>
          <table:table-cell table:number-columns-repeated="26" office:value-type="float" office:value="767">
            <text:p>76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28">
            <text:p>1028</text:p>
          </table:table-cell>
          <table:table-cell table:formula="of:=[.I127]-[.H127]" office:value-type="float" office:value="427">
            <text:p>427</text:p>
          </table:table-cell>
          <table:table-cell table:formula="of:=ABS([.J127])/[.I127]" office:value-type="float" office:value="0.415369649805448">
            <text:p>0.4153696498</text:p>
          </table:table-cell>
          <table:table-cell table:number-columns-repeated="263" office:value-type="float" office:value="1028">
            <text:p>1028</text:p>
          </table:table-cell>
          <table:table-cell table:number-columns-repeated="69" office:value-type="float" office:value="978">
            <text:p>978</text:p>
          </table:table-cell>
          <table:table-cell table:number-columns-repeated="15" office:value-type="float" office:value="970">
            <text:p>970</text:p>
          </table:table-cell>
          <table:table-cell table:number-columns-repeated="96" office:value-type="float" office:value="959">
            <text:p>959</text:p>
          </table:table-cell>
          <table:table-cell table:number-columns-repeated="44" office:value-type="float" office:value="947">
            <text:p>947</text:p>
          </table:table-cell>
          <table:table-cell table:number-columns-repeated="6" office:value-type="float" office:value="777">
            <text:p>777</text:p>
          </table:table-cell>
          <table:table-cell office:value-type="float" office:value="774">
            <text:p>774</text:p>
          </table:table-cell>
          <table:table-cell office:value-type="float" office:value="747">
            <text:p>74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85">
            <text:p>985</text:p>
          </table:table-cell>
          <table:table-cell table:formula="of:=[.I128]-[.H128]" office:value-type="float" office:value="437">
            <text:p>437</text:p>
          </table:table-cell>
          <table:table-cell table:formula="of:=ABS([.J128])/[.I128]" office:value-type="float" office:value="0.443654822335025">
            <text:p>0.4436548223</text:p>
          </table:table-cell>
          <table:table-cell table:number-columns-repeated="439" office:value-type="float" office:value="985">
            <text:p>985</text:p>
          </table:table-cell>
          <table:table-cell table:number-columns-repeated="4" office:value-type="float" office:value="905">
            <text:p>905</text:p>
          </table:table-cell>
          <table:table-cell table:number-columns-repeated="36" office:value-type="float" office:value="899">
            <text:p>899</text:p>
          </table:table-cell>
          <table:table-cell table:number-columns-repeated="14" office:value-type="float" office:value="819">
            <text:p>819</text:p>
          </table:table-cell>
          <table:table-cell table:number-columns-repeated="2" office:value-type="float" office:value="797">
            <text:p>79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41">
            <text:p>841</text:p>
          </table:table-cell>
          <table:table-cell table:formula="of:=[.I129]-[.H129]" office:value-type="float" office:value="413">
            <text:p>413</text:p>
          </table:table-cell>
          <table:table-cell table:formula="of:=ABS([.J129])/[.I129]" office:value-type="float" office:value="0.491082045184304">
            <text:p>0.4910820452</text:p>
          </table:table-cell>
          <table:table-cell table:number-columns-repeated="92" office:value-type="float" office:value="841">
            <text:p>841</text:p>
          </table:table-cell>
          <table:table-cell table:number-columns-repeated="64" office:value-type="float" office:value="839">
            <text:p>839</text:p>
          </table:table-cell>
          <table:table-cell table:number-columns-repeated="218" office:value-type="float" office:value="807">
            <text:p>807</text:p>
          </table:table-cell>
          <table:table-cell table:number-columns-repeated="16" office:value-type="float" office:value="798">
            <text:p>798</text:p>
          </table:table-cell>
          <table:table-cell table:number-columns-repeated="36" office:value-type="float" office:value="791">
            <text:p>791</text:p>
          </table:table-cell>
          <table:table-cell table:number-columns-repeated="20" office:value-type="float" office:value="775">
            <text:p>775</text:p>
          </table:table-cell>
          <table:table-cell table:number-columns-repeated="2" office:value-type="float" office:value="760">
            <text:p>760</text:p>
          </table:table-cell>
          <table:table-cell table:number-columns-repeated="17" office:value-type="float" office:value="747">
            <text:p>747</text:p>
          </table:table-cell>
          <table:table-cell table:number-columns-repeated="10" office:value-type="float" office:value="726">
            <text:p>726</text:p>
          </table:table-cell>
          <table:table-cell table:number-columns-repeated="14" office:value-type="float" office:value="720">
            <text:p>720</text:p>
          </table:table-cell>
          <table:table-cell office:value-type="float" office:value="718">
            <text:p>718</text:p>
          </table:table-cell>
          <table:table-cell table:number-columns-repeated="5"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57">
            <text:p>957</text:p>
          </table:table-cell>
          <table:table-cell table:formula="of:=[.I130]-[.H130]" office:value-type="float" office:value="223">
            <text:p>223</text:p>
          </table:table-cell>
          <table:table-cell table:formula="of:=ABS([.J130])/[.I130]" office:value-type="float" office:value="0.233019853709509">
            <text:p>0.2330198537</text:p>
          </table:table-cell>
          <table:table-cell table:number-columns-repeated="321" office:value-type="float" office:value="957">
            <text:p>957</text:p>
          </table:table-cell>
          <table:table-cell table:number-columns-repeated="106" office:value-type="float" office:value="939">
            <text:p>939</text:p>
          </table:table-cell>
          <table:table-cell table:number-columns-repeated="2" office:value-type="float" office:value="893">
            <text:p>893</text:p>
          </table:table-cell>
          <table:table-cell table:number-columns-repeated="36" office:value-type="float" office:value="860">
            <text:p>860</text:p>
          </table:table-cell>
          <table:table-cell table:number-columns-repeated="15" office:value-type="float" office:value="803">
            <text:p>803</text:p>
          </table:table-cell>
          <table:table-cell table:number-columns-repeated="10" office:value-type="float" office:value="790">
            <text:p>790</text:p>
          </table:table-cell>
          <table:table-cell table:number-columns-repeated="3" office:value-type="float" office:value="774">
            <text:p>774</text:p>
          </table:table-cell>
          <table:table-cell table:number-columns-repeated="2" office:value-type="float" office:value="746">
            <text:p>74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88">
            <text:p>588</text:p>
          </table:table-cell>
          <table:table-cell office:value-type="float" office:value="993">
            <text:p>993</text:p>
          </table:table-cell>
          <table:table-cell table:formula="of:=[.I131]-[.H131]" office:value-type="float" office:value="405">
            <text:p>405</text:p>
          </table:table-cell>
          <table:table-cell table:formula="of:=ABS([.J131])/[.I131]" office:value-type="float" office:value="0.40785498489426">
            <text:p>0.4078549849</text:p>
          </table:table-cell>
          <table:table-cell table:number-columns-repeated="119" office:value-type="float" office:value="993">
            <text:p>993</text:p>
          </table:table-cell>
          <table:table-cell table:number-columns-repeated="221" office:value-type="float" office:value="945">
            <text:p>945</text:p>
          </table:table-cell>
          <table:table-cell table:number-columns-repeated="18" office:value-type="float" office:value="875">
            <text:p>875</text:p>
          </table:table-cell>
          <table:table-cell table:number-columns-repeated="119" office:value-type="float" office:value="866">
            <text:p>866</text:p>
          </table:table-cell>
          <table:table-cell table:number-columns-repeated="3" office:value-type="float" office:value="835">
            <text:p>835</text:p>
          </table:table-cell>
          <table:table-cell office:value-type="float" office:value="825">
            <text:p>825</text:p>
          </table:table-cell>
          <table:table-cell table:number-columns-repeated="11" office:value-type="float" office:value="803">
            <text:p>803</text:p>
          </table:table-cell>
          <table:table-cell table:number-columns-repeated="3" office:value-type="float" office:value="792">
            <text:p>79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57">
            <text:p>557</text:p>
          </table:table-cell>
          <table:table-cell office:value-type="float" office:value="821">
            <text:p>821</text:p>
          </table:table-cell>
          <table:table-cell table:formula="of:=[.I132]-[.H132]" office:value-type="float" office:value="264">
            <text:p>264</text:p>
          </table:table-cell>
          <table:table-cell table:formula="of:=ABS([.J132])/[.I132]" office:value-type="float" office:value="0.321559074299635">
            <text:p>0.3215590743</text:p>
          </table:table-cell>
          <table:table-cell table:number-columns-repeated="71" office:value-type="float" office:value="821">
            <text:p>821</text:p>
          </table:table-cell>
          <table:table-cell table:number-columns-repeated="243" office:value-type="float" office:value="803">
            <text:p>803</text:p>
          </table:table-cell>
          <table:table-cell table:number-columns-repeated="60" office:value-type="float" office:value="790">
            <text:p>790</text:p>
          </table:table-cell>
          <table:table-cell table:number-columns-repeated="11" office:value-type="float" office:value="779">
            <text:p>779</text:p>
          </table:table-cell>
          <table:table-cell table:number-columns-repeated="20" office:value-type="float" office:value="763">
            <text:p>763</text:p>
          </table:table-cell>
          <table:table-cell table:number-columns-repeated="51" office:value-type="float" office:value="750">
            <text:p>750</text:p>
          </table:table-cell>
          <table:table-cell table:number-columns-repeated="36" office:value-type="float" office:value="708">
            <text:p>708</text:p>
          </table:table-cell>
          <table:table-cell table:number-columns-repeated="3"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882">
            <text:p>882</text:p>
          </table:table-cell>
          <table:table-cell office:value-type="float" office:value="1204">
            <text:p>1204</text:p>
          </table:table-cell>
          <table:table-cell table:formula="of:=[.I133]-[.H133]" office:value-type="float" office:value="322">
            <text:p>322</text:p>
          </table:table-cell>
          <table:table-cell table:formula="of:=ABS([.J133])/[.I133]" office:value-type="float" office:value="0.267441860465116">
            <text:p>0.2674418605</text:p>
          </table:table-cell>
          <table:table-cell table:number-columns-repeated="79" office:value-type="float" office:value="1204">
            <text:p>1204</text:p>
          </table:table-cell>
          <table:table-cell table:number-columns-repeated="225" office:value-type="float" office:value="1145">
            <text:p>1145</text:p>
          </table:table-cell>
          <table:table-cell table:number-columns-repeated="93" office:value-type="float" office:value="1113">
            <text:p>1113</text:p>
          </table:table-cell>
          <table:table-cell table:number-columns-repeated="66" office:value-type="float" office:value="1091">
            <text:p>1091</text:p>
          </table:table-cell>
          <table:table-cell table:number-columns-repeated="6" office:value-type="float" office:value="993">
            <text:p>993</text:p>
          </table:table-cell>
          <table:table-cell table:number-columns-repeated="18" office:value-type="float" office:value="974">
            <text:p>974</text:p>
          </table:table-cell>
          <table:table-cell table:number-columns-repeated="3" office:value-type="float" office:value="924">
            <text:p>924</text:p>
          </table:table-cell>
          <table:table-cell table:number-columns-repeated="5" office:value-type="float" office:value="915">
            <text:p>91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311">
            <text:p>311</text:p>
          </table:table-cell>
          <table:table-cell office:value-type="float" office:value="987">
            <text:p>987</text:p>
          </table:table-cell>
          <table:table-cell table:formula="of:=[.I134]-[.H134]" office:value-type="float" office:value="676">
            <text:p>676</text:p>
          </table:table-cell>
          <table:table-cell table:formula="of:=ABS([.J134])/[.I134]" office:value-type="float" office:value="0.684903748733536">
            <text:p>0.6849037487</text:p>
          </table:table-cell>
          <table:table-cell table:number-columns-repeated="214" office:value-type="float" office:value="987">
            <text:p>987</text:p>
          </table:table-cell>
          <table:table-cell table:number-columns-repeated="253" office:value-type="float" office:value="947">
            <text:p>947</text:p>
          </table:table-cell>
          <table:table-cell table:number-columns-repeated="11" office:value-type="float" office:value="882">
            <text:p>882</text:p>
          </table:table-cell>
          <table:table-cell table:number-columns-repeated="13" office:value-type="float" office:value="838">
            <text:p>838</text:p>
          </table:table-cell>
          <table:table-cell office:value-type="float" office:value="802">
            <text:p>802</text:p>
          </table:table-cell>
          <table:table-cell table:number-columns-repeated="3" office:value-type="float" office:value="799">
            <text:p>79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000">
            <text:p>1000</text:p>
          </table:table-cell>
          <table:table-cell table:formula="of:=[.I135]-[.H135]" office:value-type="float" office:value="203">
            <text:p>203</text:p>
          </table:table-cell>
          <table:table-cell table:formula="of:=ABS([.J135])/[.I135]" office:value-type="float" office:value="0.203">
            <text:p>0.203</text:p>
          </table:table-cell>
          <table:table-cell table:number-columns-repeated="147" office:value-type="float" office:value="1000">
            <text:p>1000</text:p>
          </table:table-cell>
          <table:table-cell table:number-columns-repeated="225" office:value-type="float" office:value="991">
            <text:p>991</text:p>
          </table:table-cell>
          <table:table-cell table:number-columns-repeated="21" office:value-type="float" office:value="974">
            <text:p>974</text:p>
          </table:table-cell>
          <table:table-cell table:number-columns-repeated="60" office:value-type="float" office:value="966">
            <text:p>966</text:p>
          </table:table-cell>
          <table:table-cell table:number-columns-repeated="22" office:value-type="float" office:value="842">
            <text:p>842</text:p>
          </table:table-cell>
          <table:table-cell table:number-columns-repeated="20" office:value-type="float" office:value="834">
            <text:p>83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6" office:value-type="float" office:value="254">
            <text:p>254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44" office:value-type="float" office:value="189">
            <text:p>189</text:p>
          </table:table-cell>
          <table:table-cell table:number-columns-repeated="11" office:value-type="float" office:value="152">
            <text:p>152</text:p>
          </table:table-cell>
          <table:table-cell table:number-columns-repeated="23" office:value-type="float" office:value="384">
            <text:p>384</text:p>
          </table:table-cell>
          <table:table-cell table:number-columns-repeated="11" office:value-type="float" office:value="377">
            <text:p>377</text:p>
          </table:table-cell>
          <table:table-cell table:number-columns-repeated="8" office:value-type="float" office:value="366">
            <text:p>366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83" office:value-type="float" office:value="268">
            <text:p>268</text:p>
          </table:table-cell>
          <table:table-cell table:number-columns-repeated="8" office:value-type="float" office:value="157">
            <text:p>157</text:p>
          </table:table-cell>
          <table:table-cell table:number-columns-repeated="4" office:value-type="float" office:value="397">
            <text:p>397</text:p>
          </table:table-cell>
          <table:table-cell table:number-columns-repeated="2" office:value-type="float" office:value="375">
            <text:p>375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84" office:value-type="float" office:value="99">
            <text:p>99</text:p>
          </table:table-cell>
          <table:table-cell table:number-columns-repeated="3" office:value-type="float" office:value="473">
            <text:p>473</text:p>
          </table:table-cell>
          <table:table-cell table:number-columns-repeated="10" office:value-type="float" office:value="441">
            <text:p>441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94" office:value-type="float" office:value="287">
            <text:p>287</text:p>
          </table:table-cell>
          <table:table-cell table:number-columns-repeated="3" office:value-type="float" office:value="432">
            <text:p>432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3" office:value-type="float" office:value="75">
            <text:p>75</text:p>
          </table:table-cell>
          <table:table-cell table:number-columns-repeated="4" office:value-type="float" office:value="391">
            <text:p>391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2"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474" office:value-type="float" office:value="244">
            <text:p>244</text:p>
          </table:table-cell>
          <table:table-cell table:number-columns-repeated="7" office:value-type="float" office:value="583">
            <text:p>583</text:p>
          </table:table-cell>
          <table:table-cell table:number-columns-repeated="14" office:value-type="float" office:value="574">
            <text:p>574</text:p>
          </table:table-cell>
          <table:table-cell table:number-columns-repeated="2" office:value-type="float" office:value="550">
            <text:p>550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302">
            <text:p>302</text:p>
          </table:table-cell>
          <table:table-cell office:value-type="float" office:value="690">
            <text:p>690</text:p>
          </table:table-cell>
          <table:table-cell table:formula="of:=[.I147]-[.H147]" office:value-type="float" office:value="388">
            <text:p>388</text:p>
          </table:table-cell>
          <table:table-cell table:formula="of:=ABS([.J147])/[.I147]" office:value-type="float" office:value="0.56231884057971">
            <text:p>0.5623188406</text:p>
          </table:table-cell>
          <table:table-cell table:number-columns-repeated="219" office:value-type="float" office:value="690">
            <text:p>690</text:p>
          </table:table-cell>
          <table:table-cell table:number-columns-repeated="95" office:value-type="float" office:value="673">
            <text:p>673</text:p>
          </table:table-cell>
          <table:table-cell table:number-columns-repeated="63" office:value-type="float" office:value="667">
            <text:p>667</text:p>
          </table:table-cell>
          <table:table-cell table:number-columns-repeated="58" office:value-type="float" office:value="651">
            <text:p>651</text:p>
          </table:table-cell>
          <table:table-cell table:number-columns-repeated="3" office:value-type="float" office:value="623">
            <text:p>623</text:p>
          </table:table-cell>
          <table:table-cell table:number-columns-repeated="30" office:value-type="float" office:value="615">
            <text:p>615</text:p>
          </table:table-cell>
          <table:table-cell table:number-columns-repeated="14" office:value-type="float" office:value="614">
            <text:p>614</text:p>
          </table:table-cell>
          <table:table-cell table:number-columns-repeated="13" office:value-type="float" office:value="574">
            <text:p>57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2"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177" office:value-type="float" office:value="393">
            <text:p>393</text:p>
          </table:table-cell>
          <table:table-cell table:number-columns-repeated="231" office:value-type="float" office:value="574">
            <text:p>574</text:p>
          </table:table-cell>
          <table:table-cell table:number-columns-repeated="19" office:value-type="float" office:value="559">
            <text:p>559</text:p>
          </table:table-cell>
          <table:table-cell table:number-columns-repeated="12" office:value-type="float" office:value="537">
            <text:p>537</text:p>
          </table:table-cell>
          <table:table-cell table:number-columns-repeated="40" office:value-type="float" office:value="522">
            <text:p>522</text:p>
          </table:table-cell>
          <table:table-cell table:number-columns-repeated="8" office:value-type="float" office:value="507">
            <text:p>507</text:p>
          </table:table-cell>
          <table:table-cell table:number-columns-repeated="5" office:value-type="float" office:value="495">
            <text:p>495</text:p>
          </table:table-cell>
          <table:table-cell office:value-type="float" office:value="462">
            <text:p>462</text:p>
          </table:table-cell>
          <table:table-cell table:number-columns-repeated="4" office:value-type="float" office:value="461">
            <text:p>461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2"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71" office:value-type="float" office:value="586">
            <text:p>586</text:p>
          </table:table-cell>
          <table:table-cell table:number-columns-repeated="90" office:value-type="float" office:value="492">
            <text:p>492</text:p>
          </table:table-cell>
          <table:table-cell table:number-columns-repeated="243" office:value-type="float" office:value="802">
            <text:p>802</text:p>
          </table:table-cell>
          <table:table-cell table:number-columns-repeated="58" office:value-type="float" office:value="762">
            <text:p>762</text:p>
          </table:table-cell>
          <table:table-cell table:number-columns-repeated="32" office:value-type="float" office:value="726">
            <text:p>726</text:p>
          </table:table-cell>
          <table:table-cell table:number-columns-repeated="3" office:value-type="float" office:value="685">
            <text:p>685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03">
            <text:p>803</text:p>
          </table:table-cell>
          <table:table-cell table:formula="of:=[.I150]-[.H150]" office:value-type="float" office:value="227">
            <text:p>227</text:p>
          </table:table-cell>
          <table:table-cell table:formula="of:=ABS([.J150])/[.I150]" office:value-type="float" office:value="0.282689912826899">
            <text:p>0.2826899128</text:p>
          </table:table-cell>
          <table:table-cell table:number-columns-repeated="141" office:value-type="float" office:value="803">
            <text:p>803</text:p>
          </table:table-cell>
          <table:table-cell table:number-columns-repeated="148" office:value-type="float" office:value="800">
            <text:p>800</text:p>
          </table:table-cell>
          <table:table-cell table:number-columns-repeated="189" office:value-type="float" office:value="796">
            <text:p>796</text:p>
          </table:table-cell>
          <table:table-cell table:number-columns-repeated="13" office:value-type="float" office:value="722">
            <text:p>722</text:p>
          </table:table-cell>
          <table:table-cell table:number-columns-repeated="4"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49">
            <text:p>749</text:p>
          </table:table-cell>
          <table:table-cell table:formula="of:=[.I151]-[.H151]" office:value-type="float" office:value="147">
            <text:p>147</text:p>
          </table:table-cell>
          <table:table-cell table:formula="of:=ABS([.J151])/[.I151]" office:value-type="float" office:value="0.196261682242991">
            <text:p>0.1962616822</text:p>
          </table:table-cell>
          <table:table-cell table:number-columns-repeated="355" office:value-type="float" office:value="749">
            <text:p>749</text:p>
          </table:table-cell>
          <table:table-cell table:number-columns-repeated="45" office:value-type="float" office:value="726">
            <text:p>726</text:p>
          </table:table-cell>
          <table:table-cell table:number-columns-repeated="79" office:value-type="float" office:value="716">
            <text:p>716</text:p>
          </table:table-cell>
          <table:table-cell table:number-columns-repeated="16" office:value-type="float" office:value="668">
            <text:p>66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77">
            <text:p>777</text:p>
          </table:table-cell>
          <table:table-cell table:formula="of:=[.I152]-[.H152]" office:value-type="float" office:value="338">
            <text:p>338</text:p>
          </table:table-cell>
          <table:table-cell table:formula="of:=ABS([.J152])/[.I152]" office:value-type="float" office:value="0.435006435006435">
            <text:p>0.435006435</text:p>
          </table:table-cell>
          <table:table-cell table:number-columns-repeated="72" office:value-type="float" office:value="777">
            <text:p>777</text:p>
          </table:table-cell>
          <table:table-cell table:number-columns-repeated="133" office:value-type="float" office:value="775">
            <text:p>775</text:p>
          </table:table-cell>
          <table:table-cell table:number-columns-repeated="158" office:value-type="float" office:value="753">
            <text:p>753</text:p>
          </table:table-cell>
          <table:table-cell table:number-columns-repeated="88" office:value-type="float" office:value="738">
            <text:p>738</text:p>
          </table:table-cell>
          <table:table-cell table:number-columns-repeated="16" office:value-type="float" office:value="728">
            <text:p>728</text:p>
          </table:table-cell>
          <table:table-cell table:number-columns-repeated="3" office:value-type="float" office:value="705">
            <text:p>705</text:p>
          </table:table-cell>
          <table:table-cell table:number-columns-repeated="25"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52">
            <text:p>852</text:p>
          </table:table-cell>
          <table:table-cell table:formula="of:=[.I153]-[.H153]" office:value-type="float" office:value="62">
            <text:p>62</text:p>
          </table:table-cell>
          <table:table-cell table:formula="of:=ABS([.J153])/[.I153]" office:value-type="float" office:value="0.0727699530516432">
            <text:p>0.0727699531</text:p>
          </table:table-cell>
          <table:table-cell table:number-columns-repeated="247" office:value-type="float" office:value="852">
            <text:p>852</text:p>
          </table:table-cell>
          <table:table-cell table:number-columns-repeated="172" office:value-type="float" office:value="841">
            <text:p>841</text:p>
          </table:table-cell>
          <table:table-cell table:number-columns-repeated="6" office:value-type="float" office:value="829">
            <text:p>829</text:p>
          </table:table-cell>
          <table:table-cell table:number-columns-repeated="2" office:value-type="float" office:value="819">
            <text:p>819</text:p>
          </table:table-cell>
          <table:table-cell table:number-columns-repeated="12" office:value-type="float" office:value="786">
            <text:p>786</text:p>
          </table:table-cell>
          <table:table-cell table:number-columns-repeated="9" office:value-type="float" office:value="779">
            <text:p>779</text:p>
          </table:table-cell>
          <table:table-cell table:number-columns-repeated="3" office:value-type="float" office:value="756">
            <text:p>756</text:p>
          </table:table-cell>
          <table:table-cell table:number-columns-repeated="16" office:value-type="float" office:value="739">
            <text:p>739</text:p>
          </table:table-cell>
          <table:table-cell table:number-columns-repeated="9" office:value-type="float" office:value="700">
            <text:p>700</text:p>
          </table:table-cell>
          <table:table-cell table:number-columns-repeated="14" office:value-type="float" office:value="697">
            <text:p>697</text:p>
          </table:table-cell>
          <table:table-cell table:number-columns-repeated="4" office:value-type="float" office:value="668">
            <text:p>668</text:p>
          </table:table-cell>
          <table:table-cell office:value-type="float" office:value="630">
            <text:p>63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03">
            <text:p>703</text:p>
          </table:table-cell>
          <table:table-cell table:formula="of:=[.I154]-[.H154]" office:value-type="float" office:value="313">
            <text:p>313</text:p>
          </table:table-cell>
          <table:table-cell table:formula="of:=ABS([.J154])/[.I154]" office:value-type="float" office:value="0.445234708392603">
            <text:p>0.4452347084</text:p>
          </table:table-cell>
          <table:table-cell table:number-columns-repeated="379" office:value-type="float" office:value="703">
            <text:p>703</text:p>
          </table:table-cell>
          <table:table-cell table:number-columns-repeated="23" office:value-type="float" office:value="701">
            <text:p>701</text:p>
          </table:table-cell>
          <table:table-cell table:number-columns-repeated="77" office:value-type="float" office:value="665">
            <text:p>665</text:p>
          </table:table-cell>
          <table:table-cell table:number-columns-repeated="16"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17">
            <text:p>717</text:p>
          </table:table-cell>
          <table:table-cell office:value-type="float" office:value="1056">
            <text:p>1056</text:p>
          </table:table-cell>
          <table:table-cell table:formula="of:=[.I155]-[.H155]" office:value-type="float" office:value="339">
            <text:p>339</text:p>
          </table:table-cell>
          <table:table-cell table:formula="of:=ABS([.J155])/[.I155]" office:value-type="float" office:value="0.321022727272727">
            <text:p>0.3210227273</text:p>
          </table:table-cell>
          <table:table-cell table:number-columns-repeated="69" office:value-type="float" office:value="1056">
            <text:p>1056</text:p>
          </table:table-cell>
          <table:table-cell table:number-columns-repeated="133" office:value-type="float" office:value="1038">
            <text:p>1038</text:p>
          </table:table-cell>
          <table:table-cell table:number-columns-repeated="70" office:value-type="float" office:value="1000">
            <text:p>1000</text:p>
          </table:table-cell>
          <table:table-cell table:number-columns-repeated="91" office:value-type="float" office:value="969">
            <text:p>969</text:p>
          </table:table-cell>
          <table:table-cell table:number-columns-repeated="26" office:value-type="float" office:value="959">
            <text:p>959</text:p>
          </table:table-cell>
          <table:table-cell table:number-columns-repeated="58" office:value-type="float" office:value="892">
            <text:p>892</text:p>
          </table:table-cell>
          <table:table-cell table:number-columns-repeated="7" office:value-type="float" office:value="887">
            <text:p>887</text:p>
          </table:table-cell>
          <table:table-cell table:number-columns-repeated="12" office:value-type="float" office:value="885">
            <text:p>885</text:p>
          </table:table-cell>
          <table:table-cell table:number-columns-repeated="15" office:value-type="float" office:value="868">
            <text:p>868</text:p>
          </table:table-cell>
          <table:table-cell table:number-columns-repeated="4" office:value-type="float" office:value="862">
            <text:p>862</text:p>
          </table:table-cell>
          <table:table-cell table:number-columns-repeated="2" office:value-type="float" office:value="828">
            <text:p>828</text:p>
          </table:table-cell>
          <table:table-cell table:number-columns-repeated="8" office:value-type="float" office:value="815">
            <text:p>81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77">
            <text:p>777</text:p>
          </table:table-cell>
          <table:table-cell office:value-type="float" office:value="1072">
            <text:p>1072</text:p>
          </table:table-cell>
          <table:table-cell table:formula="of:=[.I156]-[.H156]" office:value-type="float" office:value="295">
            <text:p>295</text:p>
          </table:table-cell>
          <table:table-cell table:formula="of:=ABS([.J156])/[.I156]" office:value-type="float" office:value="0.275186567164179">
            <text:p>0.2751865672</text:p>
          </table:table-cell>
          <table:table-cell table:number-columns-repeated="355" office:value-type="float" office:value="1072">
            <text:p>1072</text:p>
          </table:table-cell>
          <table:table-cell table:number-columns-repeated="7" office:value-type="float" office:value="1036">
            <text:p>1036</text:p>
          </table:table-cell>
          <table:table-cell table:number-columns-repeated="43" office:value-type="float" office:value="1012">
            <text:p>1012</text:p>
          </table:table-cell>
          <table:table-cell table:number-columns-repeated="31" office:value-type="float" office:value="1004">
            <text:p>1004</text:p>
          </table:table-cell>
          <table:table-cell table:number-columns-repeated="35" office:value-type="float" office:value="977">
            <text:p>977</text:p>
          </table:table-cell>
          <table:table-cell table:number-columns-repeated="8" office:value-type="float" office:value="937">
            <text:p>937</text:p>
          </table:table-cell>
          <table:table-cell table:number-columns-repeated="2" office:value-type="float" office:value="920">
            <text:p>920</text:p>
          </table:table-cell>
          <table:table-cell table:number-columns-repeated="7" office:value-type="float" office:value="854">
            <text:p>854</text:p>
          </table:table-cell>
          <table:table-cell table:number-columns-repeated="4" office:value-type="float" office:value="839">
            <text:p>839</text:p>
          </table:table-cell>
          <table:table-cell table:number-columns-repeated="3"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592">
            <text:p>592</text:p>
          </table:table-cell>
          <table:table-cell office:value-type="float" office:value="1053">
            <text:p>1053</text:p>
          </table:table-cell>
          <table:table-cell table:formula="of:=[.I157]-[.H157]" office:value-type="float" office:value="461">
            <text:p>461</text:p>
          </table:table-cell>
          <table:table-cell table:formula="of:=ABS([.J157])/[.I157]" office:value-type="float" office:value="0.437796771130105">
            <text:p>0.4377967711</text:p>
          </table:table-cell>
          <table:table-cell table:number-columns-repeated="137" office:value-type="float" office:value="1053">
            <text:p>1053</text:p>
          </table:table-cell>
          <table:table-cell table:number-columns-repeated="75" office:value-type="float" office:value="1006">
            <text:p>1006</text:p>
          </table:table-cell>
          <table:table-cell table:number-columns-repeated="77" office:value-type="float" office:value="1002">
            <text:p>1002</text:p>
          </table:table-cell>
          <table:table-cell table:number-columns-repeated="65" office:value-type="float" office:value="976">
            <text:p>976</text:p>
          </table:table-cell>
          <table:table-cell table:number-columns-repeated="17" office:value-type="float" office:value="973">
            <text:p>973</text:p>
          </table:table-cell>
          <table:table-cell table:number-columns-repeated="25" office:value-type="float" office:value="953">
            <text:p>953</text:p>
          </table:table-cell>
          <table:table-cell table:number-columns-repeated="3" office:value-type="float" office:value="943">
            <text:p>943</text:p>
          </table:table-cell>
          <table:table-cell table:number-columns-repeated="29" office:value-type="float" office:value="938">
            <text:p>938</text:p>
          </table:table-cell>
          <table:table-cell table:number-columns-repeated="20" office:value-type="float" office:value="910">
            <text:p>910</text:p>
          </table:table-cell>
          <table:table-cell table:number-columns-repeated="9" office:value-type="float" office:value="896">
            <text:p>896</text:p>
          </table:table-cell>
          <table:table-cell table:number-columns-repeated="27" office:value-type="float" office:value="885">
            <text:p>885</text:p>
          </table:table-cell>
          <table:table-cell table:number-columns-repeated="11" office:value-type="float" office:value="853">
            <text:p>85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9">
            <text:p>619</text:p>
          </table:table-cell>
          <table:table-cell office:value-type="float" office:value="972">
            <text:p>972</text:p>
          </table:table-cell>
          <table:table-cell table:formula="of:=[.I158]-[.H158]" office:value-type="float" office:value="353">
            <text:p>353</text:p>
          </table:table-cell>
          <table:table-cell table:formula="of:=ABS([.J158])/[.I158]" office:value-type="float" office:value="0.363168724279835">
            <text:p>0.3631687243</text:p>
          </table:table-cell>
          <table:table-cell table:number-columns-repeated="23" office:value-type="float" office:value="972">
            <text:p>972</text:p>
          </table:table-cell>
          <table:table-cell table:number-columns-repeated="123" office:value-type="float" office:value="961">
            <text:p>961</text:p>
          </table:table-cell>
          <table:table-cell table:number-columns-repeated="45" office:value-type="float" office:value="954">
            <text:p>954</text:p>
          </table:table-cell>
          <table:table-cell table:number-columns-repeated="2" office:value-type="float" office:value="945">
            <text:p>945</text:p>
          </table:table-cell>
          <table:table-cell table:number-columns-repeated="100" office:value-type="float" office:value="931">
            <text:p>931</text:p>
          </table:table-cell>
          <table:table-cell table:number-columns-repeated="111" office:value-type="float" office:value="920">
            <text:p>920</text:p>
          </table:table-cell>
          <table:table-cell table:number-columns-repeated="86" office:value-type="float" office:value="919">
            <text:p>919</text:p>
          </table:table-cell>
          <table:table-cell table:number-columns-repeated="5" office:value-type="float" office:value="816">
            <text:p>81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1">
            <text:p>611</text:p>
          </table:table-cell>
          <table:table-cell office:value-type="float" office:value="1076">
            <text:p>1076</text:p>
          </table:table-cell>
          <table:table-cell table:formula="of:=[.I159]-[.H159]" office:value-type="float" office:value="465">
            <text:p>465</text:p>
          </table:table-cell>
          <table:table-cell table:formula="of:=ABS([.J159])/[.I159]" office:value-type="float" office:value="0.432156133828996">
            <text:p>0.4321561338</text:p>
          </table:table-cell>
          <table:table-cell table:number-columns-repeated="206" office:value-type="float" office:value="1076">
            <text:p>1076</text:p>
          </table:table-cell>
          <table:table-cell table:number-columns-repeated="27" office:value-type="float" office:value="1072">
            <text:p>1072</text:p>
          </table:table-cell>
          <table:table-cell table:number-columns-repeated="18" office:value-type="float" office:value="1052">
            <text:p>1052</text:p>
          </table:table-cell>
          <table:table-cell table:number-columns-repeated="64" office:value-type="float" office:value="1021">
            <text:p>1021</text:p>
          </table:table-cell>
          <table:table-cell table:number-columns-repeated="56" office:value-type="float" office:value="1001">
            <text:p>1001</text:p>
          </table:table-cell>
          <table:table-cell table:number-columns-repeated="38" office:value-type="float" office:value="963">
            <text:p>963</text:p>
          </table:table-cell>
          <table:table-cell table:number-columns-repeated="48" office:value-type="float" office:value="957">
            <text:p>957</text:p>
          </table:table-cell>
          <table:table-cell table:number-columns-repeated="13" office:value-type="float" office:value="948">
            <text:p>948</text:p>
          </table:table-cell>
          <table:table-cell table:number-columns-repeated="14" office:value-type="float" office:value="871">
            <text:p>871</text:p>
          </table:table-cell>
          <table:table-cell table:number-columns-repeated="7" office:value-type="float" office:value="870">
            <text:p>870</text:p>
          </table:table-cell>
          <table:table-cell table:number-columns-repeated="2" office:value-type="float" office:value="840">
            <text:p>840</text:p>
          </table:table-cell>
          <table:table-cell table:number-columns-repeated="2" office:value-type="float" office:value="817">
            <text:p>81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6" office:value-type="float" office:value="151">
            <text:p>15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79" office:value-type="float" office:value="284">
            <text:p>284</text:p>
          </table:table-cell>
          <table:table-cell table:number-columns-repeated="10" office:value-type="float" office:value="367">
            <text:p>367</text:p>
          </table:table-cell>
          <table:table-cell table:number-columns-repeated="8" office:value-type="float" office:value="352">
            <text:p>352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71" office:value-type="float" office:value="202">
            <text:p>202</text:p>
          </table:table-cell>
          <table:table-cell table:number-columns-repeated="7" office:value-type="float" office:value="392">
            <text:p>392</text:p>
          </table:table-cell>
          <table:table-cell table:number-columns-repeated="5" office:value-type="float" office:value="381">
            <text:p>381</text:p>
          </table:table-cell>
          <table:table-cell table:number-columns-repeated="7" office:value-type="float" office:value="349">
            <text:p>349</text:p>
          </table:table-cell>
          <table:table-cell table:number-columns-repeated="7" office:value-type="float" office:value="347">
            <text:p>347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93" office:value-type="float" office:value="178">
            <text:p>178</text:p>
          </table:table-cell>
          <table:table-cell table:number-columns-repeated="4" office:value-type="float" office:value="558">
            <text:p>558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90" office:value-type="float" office:value="228">
            <text:p>228</text:p>
          </table:table-cell>
          <table:table-cell table:number-columns-repeated="5" office:value-type="float" office:value="405">
            <text:p>405</text:p>
          </table:table-cell>
          <table:table-cell office:value-type="float" office:value="366">
            <text:p>36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78" office:value-type="float" office:value="256">
            <text:p>256</text:p>
          </table:table-cell>
          <table:table-cell table:number-columns-repeated="18" office:value-type="float" office:value="179">
            <text:p>179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284" office:value-type="float" office:value="342">
            <text:p>342</text:p>
          </table:table-cell>
          <table:table-cell table:number-columns-repeated="194" office:value-type="float" office:value="648">
            <text:p>648</text:p>
          </table:table-cell>
          <table:table-cell table:number-columns-repeated="10" office:value-type="float" office:value="625">
            <text:p>625</text:p>
          </table:table-cell>
          <table:table-cell table:number-columns-repeated="7" office:value-type="float" office:value="621">
            <text:p>621</text:p>
          </table:table-cell>
          <table:table-cell table:number-columns-repeated="2" office:value-type="float" office:value="582">
            <text:p>582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61" office:value-type="float" office:value="277">
            <text:p>277</text:p>
          </table:table-cell>
          <table:table-cell table:number-columns-repeated="411" office:value-type="float" office:value="603">
            <text:p>603</text:p>
          </table:table-cell>
          <table:table-cell table:number-columns-repeated="14" office:value-type="float" office:value="571">
            <text:p>571</text:p>
          </table:table-cell>
          <table:table-cell table:number-columns-repeated="4" office:value-type="float" office:value="557">
            <text:p>557</text:p>
          </table:table-cell>
          <table:table-cell table:number-columns-repeated="4" office:value-type="float" office:value="534">
            <text:p>534</text:p>
          </table:table-cell>
          <table:table-cell table:number-columns-repeated="3" office:value-type="float" office:value="512">
            <text:p>512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268">
            <text:p>268</text:p>
          </table:table-cell>
          <table:table-cell table:formula="of:=[.I172]-[.H172]" office:value-type="float" office:value="0">
            <text:p>0</text:p>
          </table:table-cell>
          <table:table-cell table:formula="of:=ABS([.J172])/[.I172]" office:value-type="float" office:value="0">
            <text:p>0</text:p>
          </table:table-cell>
          <table:table-cell table:number-columns-repeated="400" office:value-type="float" office:value="268">
            <text:p>268</text:p>
          </table:table-cell>
          <table:table-cell table:number-columns-repeated="80" office:value-type="float" office:value="585">
            <text:p>585</text:p>
          </table:table-cell>
          <table:table-cell table:number-columns-repeated="10" office:value-type="float" office:value="568">
            <text:p>568</text:p>
          </table:table-cell>
          <table:table-cell table:number-columns-repeated="4" office:value-type="float" office:value="566">
            <text:p>566</text:p>
          </table:table-cell>
          <table:table-cell table:number-columns-repeated="3" office:value-type="float" office:value="540">
            <text:p>540</text:p>
          </table:table-cell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338" office:value-type="float" office:value="524">
            <text:p>524</text:p>
          </table:table-cell>
          <table:table-cell table:number-columns-repeated="21" office:value-type="float" office:value="417">
            <text:p>417</text:p>
          </table:table-cell>
          <table:table-cell table:number-columns-repeated="5" office:value-type="float" office:value="792">
            <text:p>792</text:p>
          </table:table-cell>
          <table:table-cell table:number-columns-repeated="82" office:value-type="float" office:value="762">
            <text:p>762</text:p>
          </table:table-cell>
          <table:table-cell table:number-columns-repeated="22" office:value-type="float" office:value="730">
            <text:p>730</text:p>
          </table:table-cell>
          <table:table-cell table:number-columns-repeated="7" office:value-type="float" office:value="725">
            <text:p>725</text:p>
          </table:table-cell>
          <table:table-cell table:number-columns-repeated="6" office:value-type="float" office:value="642">
            <text:p>642</text:p>
          </table:table-cell>
          <table:table-cell office:value-type="float" office:value="628">
            <text:p>628</text:p>
          </table:table-cell>
          <table:table-cell table:number-columns-repeated="10" office:value-type="float" office:value="626">
            <text:p>626</text:p>
          </table:table-cell>
          <table:table-cell table:number-columns-repeated="2" office:value-type="float" office:value="612">
            <text:p>612</text:p>
          </table:table-cell>
          <table:table-cell table:number-columns-repeated="3" office:value-type="float" office:value="609">
            <text:p>609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364">
            <text:p>364</text:p>
          </table:table-cell>
          <table:table-cell office:value-type="float" office:value="679">
            <text:p>679</text:p>
          </table:table-cell>
          <table:table-cell table:formula="of:=[.I174]-[.H174]" office:value-type="float" office:value="315">
            <text:p>315</text:p>
          </table:table-cell>
          <table:table-cell table:formula="of:=ABS([.J174])/[.I174]" office:value-type="float" office:value="0.463917525773196">
            <text:p>0.4639175258</text:p>
          </table:table-cell>
          <table:table-cell table:number-columns-repeated="382" office:value-type="float" office:value="679">
            <text:p>679</text:p>
          </table:table-cell>
          <table:table-cell table:number-columns-repeated="63" office:value-type="float" office:value="676">
            <text:p>676</text:p>
          </table:table-cell>
          <table:table-cell table:number-columns-repeated="14" office:value-type="float" office:value="650">
            <text:p>650</text:p>
          </table:table-cell>
          <table:table-cell table:number-columns-repeated="36"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880">
            <text:p>880</text:p>
          </table:table-cell>
          <table:table-cell table:formula="of:=[.I175]-[.H175]" office:value-type="float" office:value="466">
            <text:p>466</text:p>
          </table:table-cell>
          <table:table-cell table:formula="of:=ABS([.J175])/[.I175]" office:value-type="float" office:value="0.529545454545455">
            <text:p>0.5295454545</text:p>
          </table:table-cell>
          <table:table-cell table:number-columns-repeated="251" office:value-type="float" office:value="880">
            <text:p>880</text:p>
          </table:table-cell>
          <table:table-cell table:number-columns-repeated="41" office:value-type="float" office:value="842">
            <text:p>842</text:p>
          </table:table-cell>
          <table:table-cell table:number-columns-repeated="119" office:value-type="float" office:value="837">
            <text:p>837</text:p>
          </table:table-cell>
          <table:table-cell table:number-columns-repeated="28" office:value-type="float" office:value="812">
            <text:p>812</text:p>
          </table:table-cell>
          <table:table-cell table:number-columns-repeated="8" office:value-type="float" office:value="777">
            <text:p>777</text:p>
          </table:table-cell>
          <table:table-cell table:number-columns-repeated="3" office:value-type="float" office:value="761">
            <text:p>761</text:p>
          </table:table-cell>
          <table:table-cell table:number-columns-repeated="13" office:value-type="float" office:value="735">
            <text:p>735</text:p>
          </table:table-cell>
          <table:table-cell table:number-columns-repeated="4" office:value-type="float" office:value="725">
            <text:p>725</text:p>
          </table:table-cell>
          <table:table-cell table:number-columns-repeated="19" office:value-type="float" office:value="723">
            <text:p>723</text:p>
          </table:table-cell>
          <table:table-cell table:number-columns-repeated="9"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084">
            <text:p>1084</text:p>
          </table:table-cell>
          <table:table-cell table:formula="of:=[.I176]-[.H176]" office:value-type="float" office:value="390">
            <text:p>390</text:p>
          </table:table-cell>
          <table:table-cell table:formula="of:=ABS([.J176])/[.I176]" office:value-type="float" office:value="0.359778597785978">
            <text:p>0.3597785978</text:p>
          </table:table-cell>
          <table:table-cell table:number-columns-repeated="67" office:value-type="float" office:value="1084">
            <text:p>1084</text:p>
          </table:table-cell>
          <table:table-cell table:number-columns-repeated="10" office:value-type="float" office:value="1056">
            <text:p>1056</text:p>
          </table:table-cell>
          <table:table-cell table:number-columns-repeated="98" office:value-type="float" office:value="1052">
            <text:p>1052</text:p>
          </table:table-cell>
          <table:table-cell table:number-columns-repeated="77" office:value-type="float" office:value="1033">
            <text:p>1033</text:p>
          </table:table-cell>
          <table:table-cell table:number-columns-repeated="53" office:value-type="float" office:value="1018">
            <text:p>1018</text:p>
          </table:table-cell>
          <table:table-cell table:number-columns-repeated="40" office:value-type="float" office:value="946">
            <text:p>946</text:p>
          </table:table-cell>
          <table:table-cell table:number-columns-repeated="129" office:value-type="float" office:value="945">
            <text:p>945</text:p>
          </table:table-cell>
          <table:table-cell table:number-columns-repeated="10" office:value-type="float" office:value="934">
            <text:p>934</text:p>
          </table:table-cell>
          <table:table-cell table:number-columns-repeated="5" office:value-type="float" office:value="932">
            <text:p>932</text:p>
          </table:table-cell>
          <table:table-cell table:number-columns-repeated="6" office:value-type="float" office:value="870">
            <text:p>87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863">
            <text:p>863</text:p>
          </table:table-cell>
          <table:table-cell table:formula="of:=[.I177]-[.H177]" office:value-type="float" office:value="289">
            <text:p>289</text:p>
          </table:table-cell>
          <table:table-cell table:formula="of:=ABS([.J177])/[.I177]" office:value-type="float" office:value="0.334878331402086">
            <text:p>0.3348783314</text:p>
          </table:table-cell>
          <table:table-cell table:number-columns-repeated="113" office:value-type="float" office:value="863">
            <text:p>863</text:p>
          </table:table-cell>
          <table:table-cell table:number-columns-repeated="56" office:value-type="float" office:value="855">
            <text:p>855</text:p>
          </table:table-cell>
          <table:table-cell table:number-columns-repeated="14" office:value-type="float" office:value="838">
            <text:p>838</text:p>
          </table:table-cell>
          <table:table-cell table:number-columns-repeated="66" office:value-type="float" office:value="830">
            <text:p>830</text:p>
          </table:table-cell>
          <table:table-cell table:number-columns-repeated="224" office:value-type="float" office:value="820">
            <text:p>820</text:p>
          </table:table-cell>
          <table:table-cell table:number-columns-repeated="2" office:value-type="float" office:value="733">
            <text:p>733</text:p>
          </table:table-cell>
          <table:table-cell table:number-columns-repeated="9" office:value-type="float" office:value="729">
            <text:p>729</text:p>
          </table:table-cell>
          <table:table-cell table:number-columns-repeated="11" office:value-type="float" office:value="719">
            <text:p>71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869">
            <text:p>869</text:p>
          </table:table-cell>
          <table:table-cell table:formula="of:=[.I178]-[.H178]" office:value-type="float" office:value="212">
            <text:p>212</text:p>
          </table:table-cell>
          <table:table-cell table:formula="of:=ABS([.J178])/[.I178]" office:value-type="float" office:value="0.243958573072497">
            <text:p>0.2439585731</text:p>
          </table:table-cell>
          <table:table-cell table:number-columns-repeated="203" office:value-type="float" office:value="869">
            <text:p>869</text:p>
          </table:table-cell>
          <table:table-cell table:number-columns-repeated="18" office:value-type="float" office:value="851">
            <text:p>851</text:p>
          </table:table-cell>
          <table:table-cell table:number-columns-repeated="82" office:value-type="float" office:value="844">
            <text:p>844</text:p>
          </table:table-cell>
          <table:table-cell table:number-columns-repeated="83" office:value-type="float" office:value="810">
            <text:p>810</text:p>
          </table:table-cell>
          <table:table-cell table:number-columns-repeated="68" office:value-type="float" office:value="802">
            <text:p>802</text:p>
          </table:table-cell>
          <table:table-cell table:number-columns-repeated="13" office:value-type="float" office:value="775">
            <text:p>775</text:p>
          </table:table-cell>
          <table:table-cell table:number-columns-repeated="24" office:value-type="float" office:value="733">
            <text:p>733</text:p>
          </table:table-cell>
          <table:table-cell table:number-columns-repeated="4"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856">
            <text:p>856</text:p>
          </table:table-cell>
          <table:table-cell table:formula="of:=[.I179]-[.H179]" office:value-type="float" office:value="385">
            <text:p>385</text:p>
          </table:table-cell>
          <table:table-cell table:formula="of:=ABS([.J179])/[.I179]" office:value-type="float" office:value="0.449766355140187">
            <text:p>0.4497663551</text:p>
          </table:table-cell>
          <table:table-cell table:number-columns-repeated="109" office:value-type="float" office:value="856">
            <text:p>856</text:p>
          </table:table-cell>
          <table:table-cell table:number-columns-repeated="30" office:value-type="float" office:value="849">
            <text:p>849</text:p>
          </table:table-cell>
          <table:table-cell table:number-columns-repeated="54" office:value-type="float" office:value="837">
            <text:p>837</text:p>
          </table:table-cell>
          <table:table-cell table:number-columns-repeated="50" office:value-type="float" office:value="814">
            <text:p>814</text:p>
          </table:table-cell>
          <table:table-cell table:number-columns-repeated="186" office:value-type="float" office:value="812">
            <text:p>812</text:p>
          </table:table-cell>
          <table:table-cell table:number-columns-repeated="53" office:value-type="float" office:value="807">
            <text:p>807</text:p>
          </table:table-cell>
          <table:table-cell table:number-columns-repeated="5" office:value-type="float" office:value="706">
            <text:p>706</text:p>
          </table:table-cell>
          <table:table-cell table:number-columns-repeated="4" office:value-type="float" office:value="684">
            <text:p>684</text:p>
          </table:table-cell>
          <table:table-cell table:number-columns-repeated="4" office:value-type="float" office:value="666">
            <text:p>66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353">
            <text:p>353</text:p>
          </table:table-cell>
          <table:table-cell office:value-type="float" office:value="908">
            <text:p>908</text:p>
          </table:table-cell>
          <table:table-cell table:formula="of:=[.I180]-[.H180]" office:value-type="float" office:value="555">
            <text:p>555</text:p>
          </table:table-cell>
          <table:table-cell table:formula="of:=ABS([.J180])/[.I180]" office:value-type="float" office:value="0.611233480176211">
            <text:p>0.6112334802</text:p>
          </table:table-cell>
          <table:table-cell table:number-columns-repeated="60" office:value-type="float" office:value="908">
            <text:p>908</text:p>
          </table:table-cell>
          <table:table-cell table:number-columns-repeated="217" office:value-type="float" office:value="907">
            <text:p>907</text:p>
          </table:table-cell>
          <table:table-cell table:number-columns-repeated="85" office:value-type="float" office:value="903">
            <text:p>903</text:p>
          </table:table-cell>
          <table:table-cell table:number-columns-repeated="90" office:value-type="float" office:value="861">
            <text:p>861</text:p>
          </table:table-cell>
          <table:table-cell office:value-type="float" office:value="842">
            <text:p>842</text:p>
          </table:table-cell>
          <table:table-cell table:number-columns-repeated="42" office:value-type="float" office:value="835">
            <text:p>83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451">
            <text:p>451</text:p>
          </table:table-cell>
          <table:table-cell office:value-type="float" office:value="1114">
            <text:p>1114</text:p>
          </table:table-cell>
          <table:table-cell table:formula="of:=[.I181]-[.H181]" office:value-type="float" office:value="663">
            <text:p>663</text:p>
          </table:table-cell>
          <table:table-cell table:formula="of:=ABS([.J181])/[.I181]" office:value-type="float" office:value="0.595152603231598">
            <text:p>0.5951526032</text:p>
          </table:table-cell>
          <table:table-cell table:number-columns-repeated="234" office:value-type="float" office:value="1114">
            <text:p>1114</text:p>
          </table:table-cell>
          <table:table-cell table:number-columns-repeated="27" office:value-type="float" office:value="1102">
            <text:p>1102</text:p>
          </table:table-cell>
          <table:table-cell table:number-columns-repeated="223" office:value-type="float" office:value="1085">
            <text:p>1085</text:p>
          </table:table-cell>
          <table:table-cell table:number-columns-repeated="3" office:value-type="float" office:value="912">
            <text:p>912</text:p>
          </table:table-cell>
          <table:table-cell table:number-columns-repeated="3" office:value-type="float" office:value="868">
            <text:p>868</text:p>
          </table:table-cell>
          <table:table-cell table:number-columns-repeated="5" office:value-type="float" office:value="862">
            <text:p>86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6" office:value-type="float" office:value="100">
            <text:p>1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43">
            <text:p>143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0979554817586968">
            <text:p>0.0979554818</text:p>
          </table:table-cell>
          <table:table-cell table:number-columns-repeated="4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3:54:42</dc:date>
    <meta:document-statistic meta:table-count="1" meta:cell-count="93903" meta:object-count="0"/>
    <meta:generator>LibreOffice/4.0.3.3$Linux_x86 LibreOffice_project/400m0$Build-3</meta:generator>
  </office:meta>
</office:document-meta>
</file>